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bottom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2" style:family="graphic" style:parent-style-name="standard">
      <style:graphic-properties svg:stroke-color="#00b8ff" draw:fill-color="#ffffff" draw:textarea-horizontal-align="left" draw:textarea-vertical-align="top" fo:padding-top="1.73cm" draw:shadow="visible"/>
    </style:style>
    <style:style style:name="gr3" style:family="graphic" style:parent-style-name="standard">
      <style:graphic-properties svg:stroke-color="#00b8ff" draw:fill-color="#ff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svg:stroke-color="#00b8ff" draw:fill-color="#ffffff" draw:textarea-horizontal-align="left" draw:textarea-vertical-align="middle" draw:auto-grow-height="false" draw:shadow="visible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b8ff" draw:fill-color="#ffff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77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11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middle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12" style:family="graphic" style:parent-style-name="standard">
      <style:graphic-properties draw:fill="solid" draw:fill-color="#ffffff" draw:textarea-vertical-align="middle" draw:shadow="visible"/>
    </style:style>
    <style:style style:name="gr13" style:family="graphic" style:parent-style-name="standard">
      <style:graphic-properties draw:textarea-vertical-align="middle" draw:shadow="visible"/>
    </style:style>
    <style:style style:name="gr14" style:family="graphic" style:parent-style-name="standard">
      <style:graphic-properties svg:stroke-color="#00b8ff" draw:fill-color="#ffffff" draw:textarea-vertical-align="top" draw:shadow="visible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77cm"/>
    </style:style>
    <style:style style:name="gr16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7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18" style:family="graphic" style:parent-style-name="standard">
      <style:graphic-properties draw:textarea-horizontal-align="justify" draw:textarea-vertical-align="middle" draw:auto-grow-height="false" draw:shadow="visibl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77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textarea-horizontal-align="left" draw:textarea-vertical-align="top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2cm" fo:min-width="0cm"/>
    </style:style>
    <style:style style:name="gr26" style:family="graphic" style:parent-style-name="standard">
      <style:graphic-properties draw:fill-color="#33cc66" draw:textarea-horizontal-align="left" draw:textarea-vertical-align="top" draw:auto-grow-height="false"/>
    </style:style>
    <style:style style:name="gr27" style:family="graphic" style:parent-style-name="standard">
      <style:graphic-properties draw:fill-color="#23b8dc" draw:textarea-horizontal-align="left" draw:textarea-vertical-align="top" draw:auto-grow-height="false"/>
    </style:style>
    <style:style style:name="gr28" style:family="graphic" style:parent-style-name="standard">
      <style:graphic-properties draw:fill="solid" draw:fill-color="#ff8080" draw:textarea-horizontal-align="left" draw:textarea-vertical-align="top" draw:auto-grow-height="false"/>
    </style:style>
    <style:style style:name="gr29" style:family="graphic" style:parent-style-name="standard">
      <style:graphic-properties draw:fill="solid" draw:fill-color="#ffa3a6" draw:textarea-horizontal-align="left" draw:textarea-vertical-align="top" draw:auto-grow-height="false"/>
    </style:style>
    <style:style style:name="gr30" style:family="graphic" style:parent-style-name="standard">
      <style:graphic-properties draw:stroke="none" svg:stroke-color="#000000" draw:fill="none" draw:fill-color="#ffffff" fo:min-height="1.629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2cm" fo:min-width="5.5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36" style:family="graphic" style:parent-style-name="objectwithoutfill">
      <style:graphic-properties svg:stroke-width="0.2cm" draw:marker-start-width="0.5cm" draw:marker-end="Arrow" draw:marker-end-width="1.3cm" draw:fill="none" draw:textarea-vertical-align="middle" fo:padding-top="0.225cm" fo:padding-bottom="0.225cm" fo:padding-left="0.35cm" fo:padding-right="0.35cm" draw:shadow="visible" draw:shadow-offset-y="0cm"/>
    </style:style>
    <style:style style:name="gr37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right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38" style:family="graphic" style:parent-style-name="standard">
      <style:graphic-properties draw:fill="solid" draw:fill-color="#e6e6e6" draw:textarea-horizontal-align="justify" draw:textarea-vertical-align="top" draw:auto-grow-height="false" fo:min-height="0cm" fo:min-width="0cm"/>
    </style:style>
    <style:style style:name="gr3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77cm"/>
    </style:style>
    <style:style style:name="gr4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77cm"/>
    </style:style>
    <style:style style:name="gr42" style:family="graphic" style:parent-style-name="standard">
      <style:graphic-properties draw:stroke="none" svg:stroke-color="#000000" draw:fill="none" draw:fill-color="#ffffff" fo:min-height="0.6cm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77cm"/>
    </style:style>
    <style:style style:name="gr44" style:family="graphic" style:parent-style-name="objectwithoutfill">
      <style:graphic-properties draw:stroke="dash" draw:stroke-dash="Fine_20_Dashed" draw:fill="none" draw:textarea-vertical-align="bottom" draw:fit-to-contour="false"/>
    </style:style>
    <style:style style:name="gr45" style:family="graphic" style:parent-style-name="standard">
      <style:graphic-properties svg:stroke-width="0.05cm" svg:stroke-color="#00b8ff" draw:marker-start-width="0.28cm" draw:marker-end-width="0.28cm" draw:fill="solid" draw:fill-color="#ffffff" draw:fill-hatch-solid="false" draw:textarea-horizontal-align="center" draw:textarea-vertical-align="middle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46" style:family="graphic" style:parent-style-name="objectwithoutfill">
      <style:graphic-properties draw:stroke="dash" draw:stroke-dash="Fine_20_Dashed" draw:fill="none" draw:textarea-vertical-align="bottom" draw:fit-to-contour="false"/>
    </style:style>
    <style:style style:name="gr4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677cm"/>
    </style:style>
    <style:style style:name="gr48" style:family="graphic" style:parent-style-name="standard">
      <style:graphic-properties draw:stroke="dash" draw:stroke-dash="Fine_20_Dashed" svg:stroke-width="0.05cm" svg:stroke-color="#00b8ff" draw:marker-start-width="0.28cm" draw:marker-end-width="0.28cm" draw:fill="solid" draw:fill-color="#ffffff" draw:fill-hatch-solid="false" draw:textarea-horizontal-align="center" draw:textarea-vertical-align="top" draw:auto-grow-height="false" fo:padding-top="0.15cm" fo:padding-bottom="0.15cm" fo:padding-left="0.275cm" fo:padding-right="0.275cm" fo:wrap-option="no-wrap" draw:shadow="visible" draw:shadow-offset-x="0.1cm" draw:shadow-offset-y="0.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cm"/>
    </style:style>
    <style:style style:name="gr50" style:family="graphic" style:parent-style-name="standard">
      <style:graphic-properties draw:stroke="none" svg:stroke-color="#000000" draw:fill="none" draw:fill-color="#ffffff" fo:min-height="7.8cm"/>
    </style:style>
    <style:style style:name="gr51" style:family="graphic" style:parent-style-name="standard">
      <style:graphic-properties draw:stroke="none" svg:stroke-color="#000000" draw:fill="none" draw:fill-color="#ffffff" fo:min-height="7.05cm"/>
    </style:style>
    <style:style style:name="gr5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3" style:family="graphic" style:parent-style-name="standard">
      <style:graphic-properties draw:fill="solid" draw:fill-color="#ffffff" draw:textarea-vertical-align="top" draw:shadow="visible"/>
    </style:style>
    <style:style style:name="gr54" style:family="graphic" style:parent-style-name="standard">
      <style:graphic-properties draw:stroke="dash" draw:stroke-dash="Fine_20_Dashed_20__28_var_29_" svg:stroke-color="#00ff00" draw:fill="gradient" draw:fill-color="#94476b" draw:fill-gradient-name="Rectangular_20_red_2f_white" draw:textarea-vertical-align="middle"/>
    </style:style>
    <style:style style:name="gr55" style:family="graphic" style:parent-style-name="standard">
      <style:graphic-properties draw:stroke="dash" draw:stroke-dash="Fine_20_Dashed_20__28_var_29_" svg:stroke-color="#00ff00" draw:fill="gradient" draw:fill-color="#94476b" draw:fill-gradient-name="Gradient_20_4" draw:fill-image-width="0cm" draw:fill-image-height="0cm" draw:textarea-vertical-align="middle"/>
    </style:style>
    <style:style style:name="gr56" style:family="graphic" style:parent-style-name="standard">
      <style:graphic-properties draw:stroke="dash" draw:stroke-dash="Fine_20_Dashed_20__28_var_29_" svg:stroke-color="#00ff00" draw:fill="gradient" draw:fill-color="#94476b" draw:fill-gradient-name="Gradient_20_4" draw:textarea-vertical-align="middle"/>
    </style:style>
    <style:style style:name="gr57" style:family="graphic" style:parent-style-name="standard">
      <style:graphic-properties draw:stroke="dash" draw:stroke-dash="Fine_20_Dashed_20__28_var_29_" svg:stroke-color="#00ff00" draw:fill="gradient" draw:fill-color="#94476b" draw:fill-gradient-name="Gradient_20_3" draw:textarea-vertical-align="middle"/>
    </style:style>
    <style:style style:name="gr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0.9cm"/>
    </style:style>
    <style:style style:name="gr60" style:family="graphic" style:parent-style-name="standard">
      <style:graphic-properties draw:stroke="none" draw:fill="none" fo:min-height="1.426cm"/>
    </style:style>
    <style:style style:name="gr61" style:family="graphic" style:parent-style-name="standard">
      <style:graphic-properties fo:min-height="15.814cm"/>
    </style:style>
    <style:style style:name="gr62" style:family="graphic" style:parent-style-name="standard">
      <style:graphic-properties fo:min-height="4.6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super 58%" fo:font-size="18pt" style:font-size-asian="18pt" style:font-size-complex="18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8pt" fo:text-shadow="1pt 1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style:text-position="super 58%" fo:font-size="13pt" style:font-size-asian="13pt" style:font-size-complex="13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text-properties fo:text-shadow="1pt 1pt" fo:font-weight="normal" style:font-weight-asian="normal" style:font-weight-complex="normal"/>
    </style:style>
    <style:style style:name="P14" style:family="paragraph">
      <style:paragraph-properties fo:text-align="center"/>
      <style:text-properties fo:text-shadow="none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fo:font-size="18pt" fo:text-shadow="1pt 1pt" fo:font-weight="normal" style:font-weight-asian="normal" style:font-weight-complex="normal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style:text-position="super 58%" fo:font-size="14pt" style:font-size-asian="14pt" style:font-size-complex="14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paragraph-properties fo:text-align="center"/>
      <style:text-properties style:text-position="super 58%" fo:font-size="18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end"/>
    </style:style>
    <style:style style:name="P24" style:family="paragraph">
      <style:paragraph-properties fo:text-align="center"/>
      <style:text-properties fo:font-size="15pt" style:font-size-asian="15pt" style:font-size-complex="15pt"/>
    </style:style>
    <style:style style:name="P25" style:family="paragraph">
      <style:paragraph-properties style:text-autospace="none"/>
    </style:style>
    <style:style style:name="P26" style:family="paragraph">
      <style:text-properties fo:font-size="44pt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fo:text-shadow="1pt 1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text-shadow="1pt 1pt" fo:font-weight="normal" style:font-weight-asian="normal" style:font-weight-complex="normal"/>
    </style:style>
    <style:style style:name="T10" style:family="text">
      <style:text-properties fo:text-shadow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3pt" fo:font-style="normal" fo:text-shadow="none" style:text-underline-style="none" fo:font-weight="normal" style:letter-kerning="true" style:font-family-asian="'Microsoft YaHei'" style:font-family-generic-asian="system" style:font-pitch-asian="variable" style:font-size-asian="23pt" style:font-style-asian="normal" style:font-weight-asian="normal" style:font-family-complex="Mangal" style:font-family-generic-complex="system" style:font-pitch-complex="variable" style:font-size-complex="13.100000381469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text-shadow="1pt 1pt" fo:font-weight="normal" style:font-weight-asian="normal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text-position="super 58%" fo:font-size="18pt" style:font-size-asian="18pt" style:font-size-complex="18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family="Arial" style:font-family-generic="swiss" fo:font-size="12pt" style:font-family-asian="Arial" style:font-family-generic-asian="swiss" style:font-size-asian="12pt" style:font-family-complex="Arial" style:font-family-generic-complex="swiss" style:font-size-complex="6.80000019073486pt"/>
    </style:style>
    <style:style style:name="T21" style:family="text">
      <style:text-properties style:use-window-font-color="true" style:text-position="0% 100%" fo:font-family="Arial" fo:font-size="14pt" fo:font-style="normal" fo:text-shadow="none" style:text-underline-style="none" fo:font-weight="normal" style:font-family-asian="Arial" style:font-size-asian="14pt" style:font-weight-asian="normal" style:font-family-complex="Arial" style:font-size-complex="14pt" style:font-weight-complex="normal"/>
    </style:style>
    <style:style style:name="T22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Hadware" draw:style-name="gr1" draw:text-style-name="P2" draw:layer="layout" svg:width="17.4cm" svg:height="2.406cm" svg:x="2.1cm" svg:y="17.2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3" draw:layer="layout" svg:width="11.999cm" svg:height="6.899cm" svg:x="2.1cm" svg:y="4.7cm" svg:viewBox="0 0 12000 6900" draw:points="0,6900 1900,6900 1900,4000 3500,4000 3500,2500 5600,2500 5600,1100 12000,1100 12000,0 0,100">
          <text:p text:style-name="P1"><text:span text:style-name="T2">OS/2-eCS</text:span><text:span text:style-name="T2"><text:line-break/></text:span><text:span text:style-name="T2">Apps</text:span></text:p>
        </draw:polygon>
        <draw:custom-shape draw:style-name="gr3" draw:text-style-name="P4" draw:layer="layout" svg:width="6.2cm" svg:height="1.232cm" svg:x="8cm" svg:y="6cm">
          <text:p text:style-name="P1"><text:span text:style-name="T3">Workplace Shell 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4cm" svg:height="1.19cm" svg:x="5.8cm" svg:y="7.5cm">
          <text:p text:style-name="P1"><text:span text:style-name="T3">System Object Model (SOM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6cm" svg:height="2.517cm" svg:x="10.8cm" svg:y="9cm">
          <text:p text:style-name="P1"><text:span text:style-name="T1">Control </text:span><text:span text:style-name="T1"><text:line-break/></text:span><text:span text:style-name="T1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021cm" svg:height="2.022cm" svg:x="6.71cm" svg:y="17.485cm">
          <text:p text:style-name="P1"><text:span text:style-name="T4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21cm" svg:height="2.022cm" svg:x="4.592cm" svg:y="17.485cm">
          <text:p text:style-name="P1"><text:span text:style-name="T4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21cm" svg:height="2.022cm" svg:x="2.475cm" svg:y="17.485cm">
          <text:p text:style-name="P1"><text:span text:style-name="T4">CPU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77cm" svg:height="2.5cm" svg:x="17.023cm" svg:y="9cm">
          <text:p text:style-name="P1"><text:span text:style-name="T1">DOS </text:span><text:span text:style-name="T1"><text:line-break/>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475cm" svg:height="2.5cm" svg:x="14.425cm" svg:y="9cm">
          <text:p text:style-name="P1"><text:span text:style-name="T1">Win16 </text:span><text:span text:style-name="T1"><text:line-break/></text:span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1.935cm" svg:height="1.675cm" svg:x="1.686cm" svg:y="1.7cm">
          <draw:text-box>
            <text:p><text:span text:style-name="T5">OS/2 Warp and eComStation</text:span><text:span text:style-name="T5"><text:line-break/></text:span><text:span text:style-name="T5">Component Architecture</text:span></text:p>
          </draw:text-box>
        </draw:frame>
        <draw:frame draw:style-name="gr8" draw:text-style-name="P8" draw:layer="layout" svg:width="16.555cm" svg:height="0.963cm" svg:x="1.686cm" svg:y="20.793cm">
          <draw:text-box>
            <text:list text:style-name="L2">
              <text:list-item>
                <text:p><text:span text:style-name="T1">Based in OS/2 Warp 4.52 and eComStation 2.x</text:span></text:p>
              </text:list-item>
            </text:list>
          </draw:text-box>
        </draw:frame>
        <draw:custom-shape draw:style-name="gr3" draw:text-style-name="P3" draw:layer="layout" svg:width="2.406cm" svg:height="4cm" svg:x="14.425cm" svg:y="4.7cm">
          <text:p text:style-name="P1"><text:span text:style-name="T2">Win16 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07cm" svg:height="4cm" svg:x="17.023cm" svg:y="4.7cm">
          <text:p text:style-name="P1"><text:span text:style-name="T2">DOS</text:span></text:p>
          <text:p text:style-name="P1"><text:span text:style-name="T2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695cm" svg:height="1.733cm" svg:x="22.705cm" svg:y="4.567cm">
          <text:p text:style-name="P1"><text:span text:style-name="T1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695cm" svg:height="1.733cm" svg:x="22.705cm" svg:y="6.5cm">
          <text:p text:style-name="P1"><text:span text:style-name="T1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695cm" svg:height="1.733cm" svg:x="22.705cm" svg:y="8.4cm">
          <text:p text:style-name="P1"><text:span text:style-name="T1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695cm" svg:height="1.733cm" svg:x="22.705cm" svg:y="2.567cm">
          <text:p text:style-name="P1"><text:span text:style-name="T1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3cm" svg:height="2.5cm" svg:x="4.3cm" svg:y="9cm">
          <text:p text:style-name="P1"><text:span text:style-name="T1">Presentation </text:span><text:span text:style-name="T1"><text:line-break/></text:span><text:span text:style-name="T1">Manager (P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" draw:layer="layout" svg:width="17.33cm" svg:height="4.3cm" svg:x="2.07cm" svg:y="11.9cm">
          <text:p text:style-name="P1">OS/2 Ker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9" draw:layer="layout" svg:width="2.866cm" svg:height="1.9cm" svg:x="3.533cm" svg:y="15.8cm">
          <text:p text:style-name="P1"><text:span text:style-name="T6">Device</text:span><text:span text:style-name="T6"><text:line-break/></text:span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021cm" svg:height="2.022cm" svg:x="8.8cm" svg:y="17.478cm">
          <text:p text:style-name="P1"><text:span text:style-name="T4">Drives</text:span></text:p>
          <draw:enhanced-geometry svg:viewBox="0 0 21600 21600" draw:type="rectangle" draw:enhanced-path="M 0 0 L 21600 0 21600 21600 0 21600 0 0 Z N"/>
        </draw:custom-shape>
        <draw:custom-shape draw:name="Hadware" draw:style-name="gr11" draw:text-style-name="P9" draw:layer="layout" svg:width="2.866cm" svg:height="1.9cm" svg:x="7.248cm" svg:y="15.8cm">
          <text:p text:style-name="P1"><text:span text:style-name="T6">Device</text:span><text:span text:style-name="T6"><text:line-break/></text:span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9" draw:layer="layout" svg:width="2.866cm" svg:height="1.9cm" svg:x="14.891cm" svg:y="15.8cm">
          <text:p text:style-name="P1"><text:span text:style-name="T6">Device</text:span><text:span text:style-name="T6"><text:line-break/></text:span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2" draw:text-style-name="P10" draw:layer="layout" svg:width="3.29cm" svg:height="1.5cm" svg:x="15.5cm" svg:y="12.1cm">
          <text:p text:style-name="P1"><text:span text:style-name="T7">Process</text:span><text:span text:style-name="T7"><text:line-break/></text:span><text:span text:style-name="T7">Management</text:span></text:p>
        </draw:ellipse>
        <draw:ellipse draw:style-name="gr12" draw:text-style-name="P10" draw:layer="layout" svg:width="2.4cm" svg:height="1.2cm" svg:x="2.5cm" svg:y="12.1cm">
          <text:p text:style-name="P1"><text:span text:style-name="T7">Loader</text:span></text:p>
        </draw:ellipse>
        <draw:ellipse draw:style-name="gr12" draw:text-style-name="P10" draw:layer="layout" svg:width="3.1cm" svg:height="1.5cm" svg:x="2.9cm" svg:y="13.9cm">
          <text:p text:style-name="P1"><text:span text:style-name="T7">Memory</text:span><text:span text:style-name="T7"><text:line-break/></text:span><text:span text:style-name="T7">Management</text:span></text:p>
        </draw:ellipse>
        <draw:ellipse draw:style-name="gr12" draw:text-style-name="P10" draw:layer="layout" svg:width="3.1cm" svg:height="1.5cm" svg:x="14.9cm" svg:y="13.9cm">
          <text:p text:style-name="P1"><text:span text:style-name="T7">Exception</text:span><text:span text:style-name="T7"><text:line-break/></text:span><text:span text:style-name="T7">Handling</text:span></text:p>
        </draw:ellipse>
        <draw:ellipse draw:style-name="gr12" draw:text-style-name="P10" draw:layer="layout" svg:width="3.1cm" svg:height="1.5cm" svg:x="7cm" svg:y="13.9cm">
          <text:p text:style-name="P1"><text:span text:style-name="T7">Scheduler/</text:span><text:span text:style-name="T7"><text:line-break/></text:span><text:span text:style-name="T7">Dispatcher</text:span></text:p>
        </draw:ellipse>
        <draw:custom-shape draw:style-name="gr5" draw:text-style-name="P6" draw:layer="layout" svg:width="2.021cm" svg:height="2.022cm" svg:x="10.899cm" svg:y="17.477cm">
          <text:p text:style-name="P1"><text:span text:style-name="T4">USB</text:span></text:p>
          <draw:enhanced-geometry svg:viewBox="0 0 21600 21600" draw:type="rectangle" draw:enhanced-path="M 0 0 L 21600 0 21600 21600 0 21600 0 0 Z N"/>
        </draw:custom-shape>
        <draw:custom-shape draw:name="Hadware" draw:style-name="gr11" draw:text-style-name="P9" draw:layer="layout" svg:width="2.866cm" svg:height="1.9cm" svg:x="11.069cm" svg:y="15.8cm">
          <text:p text:style-name="P1"><text:span text:style-name="T6">Device</text:span><text:span text:style-name="T6"><text:line-break/></text:span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2" draw:text-style-name="P10" draw:layer="layout" svg:width="3.29cm" svg:height="1.5cm" svg:x="10.9cm" svg:y="13.9cm">
          <text:p text:style-name="P1"><text:span text:style-name="T7">File</text:span><text:span text:style-name="T7"><text:line-break/></text:span><text:span text:style-name="T7">System</text:span></text:p>
        </draw:ellipse>
        <draw:polygon draw:style-name="gr13" draw:text-style-name="P1" draw:layer="layout" svg:width="7.199cm" svg:height="5.499cm" svg:x="28cm" svg:y="3.1cm" svg:viewBox="0 0 7200 5500" draw:points="0,0 0,5500 7200,5500 7200,2500 2900,2500 2900,0">
          <text:p/>
        </draw:polygon>
        <draw:custom-shape draw:style-name="gr9" draw:text-style-name="P5" draw:layer="layout" svg:width="2.695cm" svg:height="1.733cm" svg:x="22.705cm" svg:y="10.367cm">
          <text:p text:style-name="P1"><text:span text:style-name="T1">MMOS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name="Hadware" draw:style-name="gr1" draw:text-style-name="P2" draw:layer="layout" svg:width="17.4cm" svg:height="2.406cm" svg:x="2.1cm" svg:y="17.2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4" draw:text-style-name="P6" draw:layer="layout" svg:width="6.599cm" svg:height="3.999cm" svg:x="7.5cm" svg:y="4.7cm" svg:viewBox="0 0 6600 4000" draw:points="0,4000 1000,4000 1000,3000 1900,3000 1900,1900 6600,1900 6600,0 0,0 0,100">
          <text:p text:style-name="P1"><text:span text:style-name="T4">OS/2-eCS</text:span><text:span text:style-name="T4"><text:line-break/></text:span><text:span text:style-name="T4">Apps</text:span></text:p>
        </draw:polygon>
        <draw:custom-shape draw:style-name="gr3" draw:text-style-name="P11" draw:layer="layout" svg:width="4.6cm" svg:height="0.867cm" svg:x="9.6cm" svg:y="6.765cm">
          <text:p text:style-name="P1"><text:span text:style-name="T8">Workplace Shell 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draw:layer="layout" svg:width="5.5cm" svg:height="0.866cm" svg:x="8.7cm" svg:y="7.824cm">
          <text:p text:style-name="P1"><text:span text:style-name="T8">System Object Model (SOM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6cm" svg:height="2.517cm" svg:x="10.8cm" svg:y="9cm">
          <text:p text:style-name="P1"><text:span text:style-name="T1">Control </text:span><text:span text:style-name="T1"><text:line-break/></text:span><text:span text:style-name="T1">Progra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21cm" svg:height="2.022cm" svg:x="6.71cm" svg:y="17.485cm">
          <text:p text:style-name="P1"><text:span text:style-name="T4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21cm" svg:height="2.022cm" svg:x="4.592cm" svg:y="17.485cm">
          <text:p text:style-name="P1"><text:span text:style-name="T4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21cm" svg:height="2.022cm" svg:x="2.475cm" svg:y="17.485cm">
          <text:p text:style-name="P1"><text:span text:style-name="T4">CPU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.5cm" svg:height="4.1cm" svg:x="5.8cm" svg:y="4.7cm">
          <text:p text:style-name="P1"><text:span text:style-name="T7">MPT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.775cm" svg:height="4.125cm" svg:x="1.825cm" svg:y="4.7cm">
          <text:p text:style-name="P1"><text:span text:style-name="T7">TCP/IP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77cm" svg:height="2.5cm" svg:x="17.023cm" svg:y="9cm">
          <text:p text:style-name="P1"><text:span text:style-name="T1">DOS </text:span><text:span text:style-name="T1"><text:line-break/>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475cm" svg:height="2.5cm" svg:x="14.425cm" svg:y="9cm">
          <text:p text:style-name="P1"><text:span text:style-name="T1">Win16 </text:span><text:span text:style-name="T1"><text:line-break/></text:span><text:span text:style-name="T1">V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1.935cm" svg:height="0.963cm" svg:x="1.686cm" svg:y="1.7cm">
          <draw:text-box>
            <text:p><text:span text:style-name="T5">OS/2 Component Architecture</text:span></text:p>
          </draw:text-box>
        </draw:frame>
        <draw:frame draw:style-name="gr15" draw:text-style-name="P8" draw:layer="layout" svg:width="16.555cm" svg:height="0.963cm" svg:x="1.686cm" svg:y="20.793cm">
          <draw:text-box>
            <text:list text:style-name="L2">
              <text:list-item>
                <text:p><text:span text:style-name="T1">Based in OS/2 Warp 4.52 and eComStation 2.x</text:span></text:p>
              </text:list-item>
            </text:list>
          </draw:text-box>
        </draw:frame>
        <draw:custom-shape draw:style-name="gr3" draw:text-style-name="P10" draw:layer="layout" svg:width="2.406cm" svg:height="4cm" svg:x="14.425cm" svg:y="4.7cm">
          <text:p text:style-name="P1"><text:span text:style-name="T7">Win16 </text:span></text:p>
          <text:p text:style-name="P1"><text:span text:style-name="T7">Apps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.407cm" svg:height="4cm" svg:x="17.023cm" svg:y="4.7cm">
          <text:p text:style-name="P1"><text:span text:style-name="T7">DOS</text:span></text:p>
          <text:p text:style-name="P1"><text:span text:style-name="T7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695cm" svg:height="1.733cm" svg:x="24.3cm" svg:y="4.613cm">
          <text:p text:style-name="P1"><text:span text:style-name="T1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695cm" svg:height="1.733cm" svg:x="24.396cm" svg:y="6.442cm">
          <text:p text:style-name="P1"><text:span text:style-name="T1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695cm" svg:height="1.733cm" svg:x="24.396cm" svg:y="8.367cm">
          <text:p text:style-name="P1"><text:span text:style-name="T1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695cm" svg:height="1.733cm" svg:x="24.354cm" svg:y="2.733cm">
          <text:p text:style-name="P1"><text:span text:style-name="T1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593cm" svg:height="2.5cm" svg:x="1.907cm" svg:y="9cm">
          <text:p text:style-name="P1"><text:span text:style-name="T1">Presentation </text:span><text:span text:style-name="T1"><text:line-break/></text:span><text:span text:style-name="T1">Manager (PM)</text:span></text:p>
          <draw:enhanced-geometry svg:viewBox="0 0 21600 21600" draw:type="rectangle" draw:enhanced-path="M 0 0 L 21600 0 21600 21600 0 21600 0 0 Z N"/>
        </draw:custom-shape>
        <draw:custom-shape draw:name="Hadware" draw:style-name="gr10" draw:text-style-name="P2" draw:layer="layout" svg:width="17.33cm" svg:height="4.3cm" svg:x="2.07cm" svg:y="11.9cm">
          <text:p text:style-name="P1"><text:span text:style-name="T1">OS/2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9" draw:layer="layout" svg:width="2.866cm" svg:height="1.9cm" svg:x="3.533cm" svg:y="15.8cm">
          <text:p text:style-name="P1"><text:span text:style-name="T6">Device</text:span><text:span text:style-name="T6"><text:line-break/></text:span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021cm" svg:height="2.022cm" svg:x="8.8cm" svg:y="17.478cm">
          <text:p text:style-name="P1"><text:span text:style-name="T4">Drives</text:span></text:p>
          <draw:enhanced-geometry svg:viewBox="0 0 21600 21600" draw:type="rectangle" draw:enhanced-path="M 0 0 L 21600 0 21600 21600 0 21600 0 0 Z N"/>
        </draw:custom-shape>
        <draw:custom-shape draw:name="Hadware" draw:style-name="gr11" draw:text-style-name="P9" draw:layer="layout" svg:width="2.866cm" svg:height="1.9cm" svg:x="7.248cm" svg:y="15.8cm">
          <text:p text:style-name="P1"><text:span text:style-name="T6">Device</text:span><text:span text:style-name="T6"><text:line-break/></text:span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9" draw:layer="layout" svg:width="2.866cm" svg:height="1.9cm" svg:x="14.891cm" svg:y="15.8cm">
          <text:p text:style-name="P1"><text:span text:style-name="T6">Device</text:span><text:span text:style-name="T6"><text:line-break/></text:span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2" draw:text-style-name="P10" draw:layer="layout" svg:width="3.29cm" svg:height="1.5cm" svg:x="15.5cm" svg:y="12.1cm">
          <text:p text:style-name="P1"><text:span text:style-name="T7">Process</text:span><text:span text:style-name="T7"><text:line-break/></text:span><text:span text:style-name="T7">Management</text:span></text:p>
        </draw:ellipse>
        <draw:ellipse draw:style-name="gr12" draw:text-style-name="P10" draw:layer="layout" svg:width="2.4cm" svg:height="1.2cm" svg:x="2.5cm" svg:y="12.1cm">
          <text:p text:style-name="P1"><text:span text:style-name="T7">Loader</text:span></text:p>
        </draw:ellipse>
        <draw:ellipse draw:style-name="gr12" draw:text-style-name="P10" draw:layer="layout" svg:width="3.1cm" svg:height="1.5cm" svg:x="2.9cm" svg:y="13.9cm">
          <text:p text:style-name="P1"><text:span text:style-name="T7">Memory</text:span><text:span text:style-name="T7"><text:line-break/></text:span><text:span text:style-name="T7">Management</text:span></text:p>
        </draw:ellipse>
        <draw:ellipse draw:style-name="gr12" draw:text-style-name="P10" draw:layer="layout" svg:width="3.1cm" svg:height="1.5cm" svg:x="14.9cm" svg:y="13.9cm">
          <text:p text:style-name="P1"><text:span text:style-name="T7">Exception</text:span><text:span text:style-name="T7"><text:line-break/></text:span><text:span text:style-name="T7">Handling</text:span></text:p>
        </draw:ellipse>
        <draw:ellipse draw:style-name="gr12" draw:text-style-name="P10" draw:layer="layout" svg:width="3.1cm" svg:height="1.5cm" svg:x="7cm" svg:y="13.9cm">
          <text:p text:style-name="P1"><text:span text:style-name="T7">Scheduler/</text:span><text:span text:style-name="T7"><text:line-break/></text:span><text:span text:style-name="T7">Dispatcher</text:span></text:p>
        </draw:ellipse>
        <draw:custom-shape draw:style-name="gr5" draw:text-style-name="P6" draw:layer="layout" svg:width="2.021cm" svg:height="2.022cm" svg:x="10.899cm" svg:y="17.477cm">
          <text:p text:style-name="P1"><text:span text:style-name="T4">USB</text:span></text:p>
          <draw:enhanced-geometry svg:viewBox="0 0 21600 21600" draw:type="rectangle" draw:enhanced-path="M 0 0 L 21600 0 21600 21600 0 21600 0 0 Z N"/>
        </draw:custom-shape>
        <draw:custom-shape draw:name="Hadware" draw:style-name="gr11" draw:text-style-name="P9" draw:layer="layout" svg:width="2.866cm" svg:height="1.9cm" svg:x="11.069cm" svg:y="15.8cm">
          <text:p text:style-name="P1"><text:span text:style-name="T6">Device</text:span><text:span text:style-name="T6"><text:line-break/></text:span><text:span text:style-name="T6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2" draw:text-style-name="P10" draw:layer="layout" svg:width="3.29cm" svg:height="1.5cm" svg:x="10.9cm" svg:y="13.9cm">
          <text:p text:style-name="P1"><text:span text:style-name="T7">File</text:span><text:span text:style-name="T7"><text:line-break/></text:span><text:span text:style-name="T7">System</text:span></text:p>
        </draw:ellipse>
        <draw:polygon draw:style-name="gr13" draw:text-style-name="P1" draw:layer="layout" svg:width="7.199cm" svg:height="5.499cm" svg:x="28cm" svg:y="3.1cm" svg:viewBox="0 0 7200 5500" draw:points="0,0 0,5500 7200,5500 7200,2500 2900,2500 2900,0">
          <text:p/>
        </draw:polygon>
        <draw:custom-shape draw:style-name="gr3" draw:text-style-name="P10" draw:layer="layout" svg:width="1.776cm" svg:height="4.124cm" svg:x="3.824cm" svg:y="4.7cm">
          <text:p text:style-name="P1"><text:span text:style-name="T7">MMPM/2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name="Background" draw:style-name="gr16" draw:text-style-name="P12" draw:layer="layout" svg:width="18.095cm" svg:height="18.961cm" svg:x="21.705cm" svg:y="3.433cm">
          <svg:title>BackGround</svg:title>
          <svg:desc>Backgound block</svg:desc>
          <text:p/>
          <draw:enhanced-geometry svg:viewBox="0 0 21600 21600" draw:type="rectangle" draw:enhanced-path="M 0 0 L 21600 0 21600 21600 0 21600 0 0 Z N"/>
        </draw:custom-shape>
        <draw:custom-shape draw:name="Hadware" draw:style-name="gr17" draw:text-style-name="P2" draw:layer="layout" svg:width="17.325cm" svg:height="2.406cm" svg:x="1.301cm" svg:y="17.293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4.63cm" svg:height="0.963cm" svg:x="3.996cm" svg:y="14.79cm">
          <text:p text:style-name="P1"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4.63cm" svg:height="0.866cm" svg:x="3.996cm" svg:y="16.138cm">
          <text:p text:style-name="P1"><text:span text:style-name="T1">Kernel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0.393cm" svg:height="0.867cm" svg:x="3.707cm" svg:y="5.165cm">
          <text:p text:style-name="P1"><text:span text:style-name="T1">Workplace Shell (W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0.393cm" svg:height="0.866cm" svg:x="3.707cm" svg:y="6.224cm">
          <text:p text:style-name="P1"><text:span text:style-name="T1">System Object Model (SOM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0.393cm" svg:height="0.866cm" svg:x="3.707cm" svg:y="7.283cm">
          <text:p text:style-name="P1"><text:span text:style-name="T1">Presentation Manager (PM)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.214cm" svg:height="5.101cm" svg:x="1.301cm" svg:y="11.903cm">
          <text:p text:style-name="P1"><text:span text:style-name="T1">Ring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2.214cm" svg:height="1.636cm" svg:x="1.301cm" svg:y="9.978cm">
          <text:p text:style-name="P1"><text:span text:style-name="T1">Ring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2.103cm" svg:height="1.347cm" svg:x="1.301cm" svg:y="8.438cm">
          <text:p text:style-name="P1"><text:span text:style-name="T1">Ring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021cm" svg:height="2.022cm" svg:x="4.092cm" svg:y="17.485cm">
          <text:p text:style-name="P1"><text:span text:style-name="T4">RA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21cm" svg:height="2.022cm" svg:x="1.975cm" svg:y="17.485cm">
          <text:p text:style-name="P1"><text:span text:style-name="T4">CPU</text:span></text:p>
          <draw:enhanced-geometry svg:viewBox="0 0 21600 21600" draw:type="rectangle" draw:enhanced-path="M 0 0 L 21600 0 21600 21600 0 21600 0 0 Z N"/>
        </draw:custom-shape>
        <draw:g>
          <draw:custom-shape draw:name="Hadware" draw:style-name="gr17" draw:text-style-name="P2" draw:layer="layout" svg:width="14.63cm" svg:height="2.406cm" svg:x="3.996cm" svg:y="11.999cm">
            <text:p text:style-name="P1">Driv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742cm" svg:height="2.021cm" svg:x="4.275cm" svg:y="12.192cm">
            <text:p text:style-name="P1"><text:span text:style-name="T4">File </text:span></text:p>
            <text:p text:style-name="P1"><text:span text:style-name="T4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648cm" svg:height="2.021cm" svg:x="6.198cm" svg:y="12.192cm">
            <text:p text:style-name="P1"><text:span text:style-name="T4">US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559cm" svg:height="2.021cm" svg:x="8.019cm" svg:y="12.192cm">
            <text:p text:style-name="P1"><text:span text:style-name="T4">N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95cm" svg:height="2.021cm" svg:x="9.746cm" svg:y="12.192cm">
            <text:p text:style-name="P1"><text:span text:style-name="T4">Protoc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1.95cm" svg:height="2.021cm" svg:x="11.863cm" svg:y="12.192cm">
            <text:p text:style-name="P1"><text:span text:style-name="T4">Soun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5" draw:layer="layout" svg:width="2.021cm" svg:height="1.925cm" svg:x="3.707cm" svg:y="3.048cm">
          <text:p text:style-name="P1"><text:span text:style-name="T1">MP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117cm" svg:height="1.925cm" svg:x="5.825cm" svg:y="3.048cm">
          <text:p text:style-name="P1"><text:span text:style-name="T1">TCP/IP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.103cm" svg:height="5.197cm" svg:x="1.301cm" svg:y="3.048cm">
          <text:p text:style-name="P1"><text:span text:style-name="T1">Ring 3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4.919cm" svg:height="0.866cm" svg:x="3.707cm" svg:y="8.727cm">
          <text:p text:style-name="P1"><text:span text:style-name="T1">IO Privilege Level DLLs (?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407cm" svg:height="2.984cm" svg:x="17.023cm" svg:y="5.165cm">
          <text:p text:style-name="P1"><text:span text:style-name="T1">DOS </text:span><text:span text:style-name="T1"><text:line-break/></text:span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406cm" svg:height="2.984cm" svg:x="14.425cm" svg:y="5.165cm">
          <text:p text:style-name="P1"><text:span text:style-name="T1">Win16 </text:span><text:span text:style-name="T1"><text:line-break/></text:span><text:span text:style-name="T1">VM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1.935cm" svg:height="0.963cm" svg:x="1.686cm" svg:y="1.7cm">
          <draw:text-box>
            <text:p><text:span text:style-name="T5">OS/2 Component Architecture by Ring</text:span></text:p>
          </draw:text-box>
        </draw:frame>
        <draw:frame draw:style-name="gr19" draw:text-style-name="P8" draw:layer="layout" svg:width="16.555cm" svg:height="0.963cm" svg:x="1.686cm" svg:y="20.793cm">
          <draw:text-box>
            <text:list text:style-name="L2">
              <text:list-item>
                <text:p><text:span text:style-name="T1">Based in OS/2 Warp 4.52 and eComStation 2.x</text:span></text:p>
              </text:list-item>
            </text:list>
          </draw:text-box>
        </draw:frame>
        <draw:custom-shape draw:style-name="gr9" draw:text-style-name="P5" draw:layer="layout" svg:width="2.406cm" svg:height="1.925cm" svg:x="14.425cm" svg:y="3.048cm">
          <text:p text:style-name="P1"><text:span text:style-name="T1">Win16 </text:span></text:p>
          <text:p text:style-name="P1"><text:span text:style-name="T1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407cm" svg:height="1.925cm" svg:x="17.023cm" svg:y="3.048cm">
          <text:p text:style-name="P1"><text:span text:style-name="T1">DOS</text:span></text:p>
          <text:p text:style-name="P1"><text:span text:style-name="T1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272cm" svg:height="1.925cm" svg:x="10.856cm" svg:y="3.048cm">
          <text:p text:style-name="P1"><text:span text:style-name="T1">OS/2-eCS </text:span></text:p>
          <text:p text:style-name="P1"><text:span text:style-name="T1">Ap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695cm" svg:height="1.925cm" svg:x="8.038cm" svg:y="3.048cm">
          <text:p text:style-name="P1"><text:span text:style-name="T1">MMPM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695cm" svg:height="1.733cm" svg:x="20.551cm" svg:y="4.78cm">
          <text:p text:style-name="P1"><text:span text:style-name="T1">D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695cm" svg:height="1.733cm" svg:x="20.647cm" svg:y="6.609cm">
          <text:p text:style-name="P1"><text:span text:style-name="T1">D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695cm" svg:height="1.733cm" svg:x="20.647cm" svg:y="8.534cm">
          <text:p text:style-name="P1"><text:span text:style-name="T1">G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695cm" svg:height="1.733cm" svg:x="20.605cm" svg:y="2.9cm">
          <text:p text:style-name="P1"><text:span text:style-name="T1">REX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021cm" svg:height="2.022cm" svg:x="6.19cm" svg:y="17.508cm">
          <text:p text:style-name="P1"><text:span text:style-name="T4">HDD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21cm" svg:height="2.022cm" svg:x="8.28cm" svg:y="17.501cm">
          <text:p text:style-name="P1"><text:span text:style-name="T4">Driv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21cm" svg:height="2.022cm" svg:x="10.379cm" svg:y="17.5cm">
          <text:p text:style-name="P1"><text:span text:style-name="T4">USB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name="Hadware" draw:style-name="gr17" draw:text-style-name="P2" draw:layer="layout" svg:width="17.2cm" svg:height="4.1cm" svg:x="2.3cm" svg:y="11.9cm">
            <text:p text:style-name="P1">Ring 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7" draw:text-style-name="P2" draw:layer="layout" svg:width="17.2cm" svg:height="2.5cm" svg:x="2.3cm" svg:y="9cm">
            <text:p text:style-name="P1">Ring 2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7" draw:text-style-name="P2" draw:layer="layout" svg:width="17.2cm" svg:height="4.1cm" svg:x="2.3cm" svg:y="4.5cm">
            <text:p text:style-name="P1">Ring 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3" draw:id="id3" draw:layer="layout" svg:width="4cm" svg:height="1.4cm" svg:x="2.5cm" svg:y="12.3cm">
            <text:p text:style-name="P1"><text:span text:style-name="T4">Virtual </text:span><text:span text:style-name="T4"><text:line-break/></text:span><text:span text:style-name="T4">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2" draw:id="id2" draw:layer="layout" svg:width="13.6cm" svg:height="0.9cm" svg:x="2.6cm" svg:y="14.9cm">
            <text:p text:style-name="P1"><text:span text:style-name="T4">Physical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1" draw:id="id1" draw:layer="layout" svg:width="4cm" svg:height="1.4cm" svg:x="7.4cm" svg:y="12.3cm">
            <text:p text:style-name="P1"><text:span text:style-name="T4">OS/2 Kern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4" draw:id="id4" draw:layer="layout" svg:width="4cm" svg:height="1.4cm" svg:x="12.3cm" svg:y="12.3cm">
            <text:p text:style-name="P1"><text:span text:style-name="T4">Installable File</text:span><text:span text:style-name="T4"><text:line-break/></text:span><text:span text:style-name="T4">Syste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7" draw:id="id7" draw:layer="layout" svg:width="4cm" svg:height="1.4cm" svg:x="12.4cm" svg:y="9.4cm">
            <text:p text:style-name="P1"><text:span text:style-name="T4">DLLs with</text:span><text:span text:style-name="T4"><text:line-break/></text:span><text:span text:style-name="T4">I/O Privile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6" draw:id="id6" draw:layer="layout" svg:width="4cm" svg:height="1.4cm" svg:x="12.4cm" svg:y="6.9cm">
            <text:p text:style-name="P1"><text:span text:style-name="T4">Presentation</text:span><text:span text:style-name="T4"><text:line-break/></text:span><text:span text:style-name="T4">Manager DL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5" draw:id="id5" draw:layer="layout" svg:width="4cm" svg:height="1.4cm" svg:x="12.4cm" svg:y="4.9cm">
            <text:p text:style-name="P1"><text:span text:style-name="T4">OS/2 </text:span><text:span text:style-name="T4"><text:line-break/></text:span><text:span text:style-name="T4">Program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9" draw:id="id9" draw:layer="layout" svg:width="4cm" svg:height="1.4cm" svg:x="2.5cm" svg:y="4.8cm">
            <text:p text:style-name="P1"><text:span text:style-name="T4">Virtual DOS</text:span></text:p>
            <text:p text:style-name="P1"><text:span text:style-name="T4">Machi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8" draw:id="id8" draw:layer="layout" svg:width="4cm" svg:height="1.4cm" svg:x="7.4cm" svg:y="4.8cm">
            <text:p text:style-name="P1"><text:span text:style-name="T4">Windows</text:span><text:span text:style-name="T4"><text:line-break/></text:span><text:span text:style-name="T4">VD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0" draw:text-style-name="P1" draw:layer="layout" svg:x1="9.4cm" svg:y1="13.7cm" svg:x2="9.4cm" svg:y2="14.9cm" draw:start-shape="id1" draw:start-glue-point="2" draw:end-shape="id2" draw:end-glue-point="0" svg:d="m9400 13700v1200">
            <text:p/>
          </draw:connector>
          <draw:connector draw:style-name="gr20" draw:text-style-name="P1" draw:layer="layout" svg:x1="6.5cm" svg:y1="13cm" svg:x2="7.4cm" svg:y2="13cm" draw:start-shape="id3" draw:start-glue-point="1" draw:end-shape="id1" svg:d="m6500 13000h900">
            <text:p/>
          </draw:connector>
          <draw:connector draw:style-name="gr20" draw:text-style-name="P1" draw:layer="layout" svg:x1="11.4cm" svg:y1="13cm" svg:x2="12.3cm" svg:y2="13cm" draw:start-shape="id1" draw:start-glue-point="1" draw:end-shape="id4" svg:d="m11400 13000h900">
            <text:p/>
          </draw:connector>
          <draw:connector draw:style-name="gr20" draw:text-style-name="P1" draw:layer="layout" svg:x1="14.4cm" svg:y1="6.3cm" svg:x2="14.4cm" svg:y2="6.9cm" draw:start-shape="id5" draw:end-shape="id6" draw:end-glue-point="0" svg:d="m14400 6300v600">
            <text:p/>
          </draw:connector>
          <draw:connector draw:style-name="gr20" draw:text-style-name="P1" draw:layer="layout" svg:x1="14.4cm" svg:y1="8.3cm" svg:x2="14.4cm" svg:y2="9.4cm" draw:start-shape="id6" draw:start-glue-point="2" draw:end-shape="id7" svg:d="m14400 8300v1100">
            <text:p/>
          </draw:connector>
          <draw:connector draw:style-name="gr20" draw:text-style-name="P1" draw:layer="layout" svg:x1="9.4cm" svg:y1="6.2cm" svg:x2="9.4cm" svg:y2="12.3cm" draw:start-shape="id8" draw:start-glue-point="2" draw:end-shape="id1" draw:end-glue-point="0" svg:d="m9400 6200v6100">
            <text:p/>
          </draw:connector>
          <draw:connector draw:style-name="gr20" draw:text-style-name="P1" draw:layer="layout" svg:x1="4.5cm" svg:y1="6.2cm" svg:x2="4.5cm" svg:y2="12.3cm" draw:start-shape="id9" draw:start-glue-point="2" draw:end-shape="id3" draw:end-glue-point="0" svg:d="m4500 6200v6100">
            <text:p/>
          </draw:connector>
          <draw:connector draw:style-name="gr21" draw:text-style-name="P1" draw:layer="layout" draw:type="line" svg:x1="4.5cm" svg:y1="6.2cm" svg:x2="9.4cm" svg:y2="12.3cm" draw:start-shape="id9" draw:start-glue-point="2" draw:end-shape="id1" draw:end-glue-point="0" svg:d="m4500 6200 4900 6100">
            <text:p/>
          </draw:connector>
          <draw:connector draw:style-name="gr21" draw:text-style-name="P1" draw:layer="layout" draw:type="line" svg:x1="9.4cm" svg:y1="6.2cm" svg:x2="4.5cm" svg:y2="12.3cm" draw:start-shape="id8" draw:start-glue-point="2" draw:end-shape="id3" draw:end-glue-point="0" svg:d="m9400 6200-4900 6100">
            <text:p/>
          </draw:connector>
          <draw:connector draw:style-name="gr21" draw:text-style-name="P1" draw:layer="layout" draw:type="line" svg:x1="9.4cm" svg:y1="12.3cm" svg:x2="12.4cm" svg:y2="5.6cm" draw:start-shape="id1" draw:start-glue-point="0" draw:end-shape="id5" svg:d="m9400 12300 3000-6700">
            <text:p/>
          </draw:connector>
          <draw:connector draw:style-name="gr20" draw:text-style-name="P1" draw:layer="layout" svg:x1="4.5cm" svg:y1="13.7cm" svg:x2="9.4cm" svg:y2="14.9cm" draw:start-shape="id3" draw:end-shape="id2" draw:end-glue-point="0" svg:d="m4500 13700v600h4900v600">
            <text:p/>
          </draw:connector>
        </draw:g>
        <draw:frame draw:style-name="gr22" draw:text-style-name="P13" draw:layer="layout" svg:width="12.4cm" svg:height="0.963cm" svg:x="2.3cm" svg:y="3.037cm">
          <draw:text-box>
            <text:p><text:span text:style-name="T9">OS/2 Architecture by Ring</text:span></text:p>
          </draw:text-box>
        </draw:frame>
        <draw:frame draw:style-name="gr22" draw:layer="layout" svg:width="17cm" svg:height="0.963cm" svg:x="2.4cm" svg:y="17.137cm">
          <draw:text-box>
            <text:list text:style-name="L2">
              <text:list-item>
                <text:p>Based in OS/2 Warp 4.52 and eComStation 2.x</text:p>
              </text:list-item>
            </text:list>
          </draw:text-box>
        </draw:frame>
      </draw:page>
      <draw:page draw:name="page5" draw:style-name="dp1" draw:master-page-name="Default">
        <draw:frame draw:style-name="gr22" draw:text-style-name="P13" draw:layer="layout" svg:width="12.4cm" svg:height="0.963cm" svg:x="1.5cm" svg:y="1.7cm">
          <draw:text-box>
            <text:p><text:span text:style-name="T9">OS/2 Ring Protection Mechanism </text:span></text:p>
          </draw:text-box>
        </draw:frame>
        <draw:frame draw:style-name="gr22" draw:layer="layout" svg:width="18.2cm" svg:height="0.963cm" svg:x="1.5cm" svg:y="20.537cm">
          <draw:text-box>
            <text:list text:style-name="L2">
              <text:list-item>
                <text:p>Based in OS/2 Warp 4.52 and eComStation 2.x</text:p>
              </text:list-item>
            </text:list>
          </draw:text-box>
        </draw:frame>
        <draw:custom-shape draw:style-name="gr23" draw:text-style-name="P14" draw:layer="layout" svg:width="15.7cm" svg:height="15.7cm" svg:x="1.5cm" svg:y="3.6cm">
          <text:p text:style-name="P1"><text:span text:style-name="T10">Ring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1.3cm" svg:height="11.3cm" svg:x="3.5cm" svg:y="7.4cm">
          <text:p text:style-name="P1">Ring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7.7cm" svg:height="7.7cm" svg:x="5.3cm" svg:y="10.4cm">
          <text:p text:style-name="P1">Ring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5cm" svg:height="5cm" svg:x="6.7cm" svg:y="12.4cm">
          <text:p text:style-name="P1">Ring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layer="layout" svg:width="11.047cm" svg:height="1.695cm" svg:x="17.54cm" svg:y="14.3cm">
          <draw:text-box>
            <text:p><text:span text:style-name="T11">Ring 0: Highest Level of Protection</text:span></text:p>
            <text:p>Kernel, Device Driver, File Systems</text:p>
          </draw:text-box>
        </draw:frame>
        <draw:frame draw:style-name="gr24" draw:layer="layout" svg:width="10.924cm" svg:height="1.695cm" svg:x="17.5cm" svg:y="3.837cm">
          <draw:text-box>
            <text:p><text:span text:style-name="T11">Ring 3: Lowest Level of Protection</text:span></text:p>
            <text:p>Everything else runs here</text:p>
          </draw:text-box>
        </draw:frame>
        <draw:frame draw:style-name="gr24" draw:layer="layout" svg:width="5.62cm" svg:height="0.983cm" svg:x="17.508cm" svg:y="11.305cm">
          <draw:text-box>
            <text:p><text:span text:style-name="T11">Ring 1: Not Used</text:span></text:p>
          </draw:text-box>
        </draw:frame>
        <draw:frame draw:style-name="gr25" draw:layer="layout" svg:width="4.82cm" svg:height="1.695cm" svg:x="17.5cm" svg:y="7.6cm">
          <draw:text-box>
            <text:p><text:span text:style-name="T11">Ring 2: IOPL</text:span></text:p>
            <text:p><text:span text:style-name="T12">Print and Video</text:span></text:p>
          </draw:text-box>
        </draw:frame>
      </draw:page>
      <draw:page draw:name="page6" draw:style-name="dp1" draw:master-page-name="Default">
        <draw:custom-shape draw:style-name="gr26" draw:text-style-name="P5" draw:layer="layout" svg:width="14.256cm" svg:height="14.256cm" svg:x="1.713cm" svg:y="5.244cm">
          <text:p text:style-name="P1"><text:span text:style-name="T1">Ring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0.817cm" svg:height="10.816cm" svg:x="3.483cm" svg:y="8.6cm">
          <text:p text:style-name="P1"><text:span text:style-name="T1">Ring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draw:layer="layout" svg:width="7.351cm" svg:height="7.35cm" svg:x="5.13cm" svg:y="11.948cm">
          <text:p text:style-name="P1"><text:span text:style-name="T1">Ring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draw:layer="layout" svg:width="5.039cm" svg:height="5.039cm" svg:x="6.174cm" svg:y="14cm">
          <text:p text:style-name="P1"><text:span text:style-name="T1">Ring 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8" draw:layer="layout" svg:width="5.178cm" svg:height="2.387cm" svg:x="16.022cm" svg:y="7.913cm">
          <draw:text-box>
            <text:p><text:span text:style-name="T1">Ring 3: Lowest Level of Protection</text:span></text:p>
          </draw:text-box>
        </draw:frame>
        <draw:frame draw:style-name="gr30" draw:text-style-name="P8" draw:layer="layout" svg:width="5.177cm" svg:height="3.289cm" svg:x="16.123cm" svg:y="14.911cm">
          <draw:text-box>
            <text:p><text:span text:style-name="T1">Ring 0: Highest Level of Protection.</text:span></text:p>
            <text:p><text:span text:style-name="T13"/></text:p>
          </draw:text-box>
        </draw:frame>
        <draw:line draw:style-name="gr31" draw:text-style-name="P1" draw:layer="layout" svg:x1="16cm" svg:y1="15.7cm" svg:x2="10.4cm" svg:y2="15.8cm">
          <text:p/>
        </draw:line>
        <draw:line draw:style-name="gr31" draw:text-style-name="P1" draw:layer="layout" svg:x1="16.1cm" svg:y1="9cm" svg:x2="14.1cm" svg:y2="9cm">
          <text:p/>
        </draw:line>
        <draw:custom-shape draw:style-name="gr9" draw:text-style-name="P5" draw:layer="layout" svg:width="2.766cm" svg:height="0.426cm" svg:x="7.2cm" svg:y="17.774cm">
          <text:p text:style-name="P1"><text:span text:style-name="T6">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5.7cm" svg:height="0.567cm" svg:x="6.2cm" svg:y="5.933cm">
          <text:p text:style-name="P1"><text:span text:style-name="T6">Applica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5cm" svg:height="0.496cm" svg:x="7.2cm" svg:y="17.204cm">
          <text:p text:style-name="P1"><text:span text:style-name="T6">Device 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5" draw:layer="layout" svg:width="4.113cm" svg:height="3.099cm" svg:x="16.3cm" svg:y="11cm">
          <draw:text-box>
            <text:p><text:span text:style-name="T14">Ring 2: I/O Privilege Level segments </text:span></text:p>
          </draw:text-box>
        </draw:frame>
        <draw:line draw:style-name="gr31" draw:text-style-name="P1" draw:layer="layout" svg:x1="16cm" svg:y1="12.2cm" svg:x2="12.9cm" svg:y2="12.2cm">
          <text:p/>
        </draw:line>
        <draw:custom-shape draw:style-name="gr9" draw:text-style-name="P5" draw:layer="layout" svg:width="1.9cm" svg:height="1.667cm" svg:x="10cm" svg:y="6.533cm">
          <text:p text:style-name="P1"><text:span text:style-name="T6">DOS</text:span></text:p>
          <text:p text:style-name="P1"><text:span text:style-name="T6">VM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844cm" svg:height="1.7cm" svg:x="8.1cm" svg:y="6.5cm">
          <text:p text:style-name="P1"><text:span text:style-name="T6">Win16</text:span></text:p>
          <text:p text:style-name="P1"><text:span text:style-name="T6">VM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844cm" svg:height="0.568cm" svg:x="6.2cm" svg:y="7.1cm">
          <text:p text:style-name="P1"><text:span text:style-name="T6">SOM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844cm" svg:height="0.567cm" svg:x="6.2cm" svg:y="6.533cm">
          <text:p text:style-name="P1"><text:span text:style-name="T6">WP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844cm" svg:height="0.568cm" svg:x="6.2cm" svg:y="7.6cm">
          <text:p text:style-name="P1"><text:span text:style-name="T6">PM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5cm" svg:height="0.496cm" svg:x="7.5cm" svg:y="9.504cm">
          <text:p text:style-name="P1"><text:span text:style-name="T6">IOPL DLL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7" draw:text-style-name="P7" draw:layer="layout" svg:width="11.935cm" svg:height="0.963cm" svg:x="1.686cm" svg:y="1.7cm">
          <draw:text-box>
            <text:p><text:span text:style-name="T5">Intel OS/2 Architecture</text:span></text:p>
          </draw:text-box>
        </draw:frame>
        <draw:frame draw:style-name="gr33" draw:text-style-name="P8" draw:layer="layout" svg:width="16.555cm" svg:height="0.963cm" svg:x="1.686cm" svg:y="20.793cm">
          <draw:text-box>
            <text:list text:style-name="L2">
              <text:list-item>
                <text:p><text:span text:style-name="T1">Based in OS/2 Warp 4.52 and eComStation 2.x</text:span></text:p>
              </text:list-item>
            </text:list>
          </draw:text-box>
        </draw:frame>
        <draw:g>
          <draw:custom-shape draw:name="Hadware" draw:style-name="gr11" draw:text-style-name="P2" draw:layer="layout" svg:width="14.63cm" svg:height="2.406cm" svg:x="1.17cm" svg:y="16.694cm">
            <text:p text:style-name="P1">Hardwar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draw:layer="layout" svg:width="14.63cm" svg:height="2.406cm" svg:x="1.17cm" svg:y="7.294cm">
            <text:p text:style-name="P1">OS/2 Subsyste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draw:layer="layout" svg:width="14.63cm" svg:height="2.406cm" svg:x="1.1cm" svg:y="4.194cm">
            <text:p text:style-name="P1">Applica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0" draw:text-style-name="P2" draw:layer="layout" svg:width="14.63cm" svg:height="4.3cm" svg:x="1.17cm" svg:y="10.6cm">
            <text:p text:style-name="P1">OS/2 Kern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draw:layer="layout" svg:width="2.7cm" svg:height="1.9cm" svg:x="1.7cm" svg:y="14.5cm">
            <text:p text:style-name="P1"><text:span text:style-name="T6">Device</text:span><text:span text:style-name="T6"><text:line-break/></text:span><text:span text:style-name="T6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draw:layer="layout" svg:width="2.7cm" svg:height="1.9cm" svg:x="5.2cm" svg:y="14.5cm">
            <text:p text:style-name="P1"><text:span text:style-name="T6">Device</text:span><text:span text:style-name="T6"><text:line-break/></text:span><text:span text:style-name="T6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draw:layer="layout" svg:width="2.7cm" svg:height="1.9cm" svg:x="8.8cm" svg:y="14.5cm">
            <text:p text:style-name="P1"><text:span text:style-name="T6">Device</text:span><text:span text:style-name="T6"><text:line-break/></text:span><text:span text:style-name="T6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draw:layer="layout" svg:width="2.7cm" svg:height="1.9cm" svg:x="12.4cm" svg:y="14.5cm">
            <text:p text:style-name="P1"><text:span text:style-name="T6">Device</text:span><text:span text:style-name="T6"><text:line-break/></text:span><text:span text:style-name="T6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12" draw:text-style-name="P10" draw:layer="layout" svg:width="2.4cm" svg:height="1.2cm" svg:x="1.6cm" svg:y="10.8cm">
            <text:p text:style-name="P1"><text:span text:style-name="T7">Loader</text:span></text:p>
          </draw:ellipse>
          <draw:ellipse draw:style-name="gr12" draw:text-style-name="P10" draw:layer="layout" svg:width="3.1cm" svg:height="1.5cm" svg:x="2cm" svg:y="12.6cm">
            <text:p text:style-name="P1"><text:span text:style-name="T7">Memory</text:span><text:span text:style-name="T7"><text:line-break/></text:span><text:span text:style-name="T7">Management</text:span></text:p>
          </draw:ellipse>
          <draw:ellipse draw:style-name="gr12" draw:text-style-name="P10" draw:layer="layout" svg:width="3.1cm" svg:height="1.5cm" svg:x="11cm" svg:y="10.9cm">
            <text:p text:style-name="P1"><text:span text:style-name="T7">File</text:span><text:span text:style-name="T7"><text:line-break/></text:span><text:span text:style-name="T7">System</text:span></text:p>
          </draw:ellipse>
          <draw:ellipse draw:style-name="gr12" draw:text-style-name="P10" draw:layer="layout" svg:width="3.1cm" svg:height="1.5cm" svg:x="12.3cm" svg:y="12.6cm">
            <text:p text:style-name="P1"><text:span text:style-name="T7">Exception</text:span><text:span text:style-name="T7"><text:line-break/></text:span><text:span text:style-name="T7">Handling</text:span></text:p>
          </draw:ellipse>
          <draw:ellipse draw:style-name="gr12" draw:text-style-name="P10" draw:layer="layout" svg:width="3.1cm" svg:height="1.5cm" svg:x="6.1cm" svg:y="12.6cm">
            <text:p text:style-name="P1"><text:span text:style-name="T7">Scheduler/</text:span><text:span text:style-name="T7"><text:line-break/></text:span><text:span text:style-name="T7">Dispatcher</text:span></text:p>
          </draw:ellipse>
          <draw:frame draw:style-name="gr34" draw:text-style-name="P16" draw:layer="layout" svg:width="1.137cm" svg:height="0.725cm" svg:x="5.363cm" svg:y="8.975cm">
            <draw:text-box>
              <text:p><text:span text:style-name="T7">PM</text:span></text:p>
            </draw:text-box>
          </draw:frame>
          <draw:frame draw:style-name="gr35" draw:text-style-name="P16" draw:layer="layout" svg:width="1.471cm" svg:height="0.863cm" svg:x="7.2cm" svg:y="8.9cm">
            <draw:text-box>
              <text:p><text:span text:style-name="T7">Base</text:span></text:p>
            </draw:text-box>
          </draw:frame>
          <draw:frame draw:style-name="gr35" draw:text-style-name="P16" draw:layer="layout" svg:width="3.58cm" svg:height="0.863cm" svg:x="9.163cm" svg:y="8.9cm">
            <draw:text-box>
              <text:p><text:span text:style-name="T7">Workplace Shell</text:span></text:p>
            </draw:text-box>
          </draw:frame>
          <draw:frame draw:style-name="gr24" draw:layer="layout" svg:width="3.601cm" svg:height="0.963cm" svg:x="16.4cm" svg:y="7.2cm">
            <draw:text-box>
              <text:p>User Mode</text:p>
            </draw:text-box>
          </draw:frame>
          <draw:frame draw:style-name="gr24" draw:text-style-name="P1" draw:layer="layout" svg:width="3.529cm" svg:height="1.675cm" svg:x="16.3cm" svg:y="10.1cm">
            <draw:text-box>
              <text:p text:style-name="P1">Supervisor<text:line-break/>Mode</text:p>
            </draw:text-box>
          </draw:frame>
          <draw:line draw:style-name="gr36" draw:text-style-name="P1" draw:layer="layout" svg:x1="17.8cm" svg:y1="7.1cm" svg:x2="17.8cm" svg:y2="3.4cm">
            <text:p/>
          </draw:line>
          <draw:line draw:style-name="gr36" draw:text-style-name="P1" draw:layer="layout" svg:x1="17.8cm" svg:y1="12.1cm" svg:x2="17.8cm" svg:y2="16.7cm">
            <text:p/>
          </draw:line>
        </draw:g>
      </draw:page>
      <draw:page draw:name="page8" draw:style-name="dp1" draw:master-page-name="Default">
        <draw:g>
          <draw:custom-shape draw:name="Hadware" draw:style-name="gr37" draw:text-style-name="P2" draw:layer="layout" svg:width="18.7cm" svg:height="8.002cm" svg:x="1cm" svg:y="14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9.3cm" svg:height="7.709cm" svg:x="1.6cm" svg:y="14.891cm">
            <text:p text:style-name="P1"><text:span text:style-name="T4">Control Progra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6" draw:layer="layout" svg:width="6.5cm" svg:height="7.709cm" svg:x="13cm" svg:y="14.9cm">
            <text:p text:style-name="P1"><text:span text:style-name="T4">Presentation Mana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2.2cm" svg:height="6.809cm" svg:x="2.1cm" svg:y="15.691cm">
            <text:p text:style-name="P1"><text:span text:style-name="T4">Multiple</text:span><text:span text:style-name="T4"><text:line-break/></text:span><text:span text:style-name="T4">Virtual</text:span><text:span text:style-name="T4"><text:line-break/></text:span><text:span text:style-name="T4">DOS</text:span></text:p>
            <text:p text:style-name="P1"><text:span text:style-name="T4">Machine</text:span></text:p>
            <text:p text:style-name="P1"><text:span text:style-name="T4">Kern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2" draw:text-style-name="P17" draw:layer="layout" svg:width="12.4cm" svg:height="0.963cm" svg:x="1.5cm" svg:y="1.701cm">
          <draw:text-box>
            <text:p><text:span text:style-name="T15">Basic Architecture of OS/2</text:span></text:p>
          </draw:text-box>
        </draw:frame>
        <draw:custom-shape draw:style-name="gr9" draw:text-style-name="P18" draw:layer="layout" svg:width="2.799cm" svg:height="1.218cm" svg:x="13.201cm" svg:y="15.982cm">
          <text:p text:style-name="P1"><text:span text:style-name="T16">Presentation </text:span><text:span text:style-name="T16"><text:line-break/></text:span><text:span text:style-name="T16">Drivers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021cm" svg:height="1.925cm" svg:x="2.4cm" svg:y="5.975cm">
          <text:p text:style-name="P1"><text:span text:style-name="T16">DOS </text:span></text:p>
          <text:p text:style-name="P1"><text:span text:style-name="T16">And</text:span><text:span text:style-name="T16"><text:line-break/></text:span><text:span text:style-name="T16">Windows</text:span></text:p>
          <text:p text:style-name="P1"><text:span text:style-name="T16">Applica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117cm" svg:height="1.925cm" svg:x="9.983cm" svg:y="6cm">
          <text:p text:style-name="P1"><text:span text:style-name="T16">Full Screen</text:span><text:span text:style-name="T16"><text:line-break/></text:span><text:span text:style-name="T16">OS/2 Mode</text:span></text:p>
          <text:p text:style-name="P1"><text:span text:style-name="T16">Applica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3.825cm" svg:height="1.574cm" svg:x="6.2cm" svg:y="10.9cm">
          <text:p text:style-name="P1"><text:span text:style-name="T1">OS/2 API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3.272cm" svg:height="1.925cm" svg:x="16.3cm" svg:y="5.975cm">
          <text:p text:style-name="P1"><text:span text:style-name="T16">PM</text:span><text:span text:style-name="T16"><text:line-break/></text:span><text:span text:style-name="T16">Applica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695cm" svg:height="1.925cm" svg:x="13.005cm" svg:y="5.975cm">
          <text:p text:style-name="P1"><text:span text:style-name="T16">Text</text:span><text:span text:style-name="T16"><text:line-break/></text:span><text:span text:style-name="T16">Windowable</text:span></text:p>
          <text:p text:style-name="P1"><text:span text:style-name="T16">OS/2 Mode</text:span><text:span text:style-name="T16"><text:line-break/></text:span><text:span text:style-name="T16">Appl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19.019cm" svg:height="1.1cm" svg:x="0.981cm" svg:y="13.4cm">
          <text:p text:style-name="P1"><text:span text:style-name="T1">Workplace Shell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9cm" svg:height="1.218cm" svg:x="16.401cm" svg:y="15.982cm">
          <text:p text:style-name="P1"><text:span text:style-name="T16">Window</text:span><text:span text:style-name="T16"><text:line-break/></text:span><text:span text:style-name="T16">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9cm" svg:height="1.218cm" svg:x="13.301cm" svg:y="18.082cm">
          <text:p text:style-name="P1"><text:span text:style-name="T16">Print</text:span><text:span text:style-name="T16"><text:line-break/></text:span><text:span text:style-name="T16">Subsystem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9cm" svg:height="1.218cm" svg:x="16.501cm" svg:y="17.982cm">
          <text:p text:style-name="P1"><text:span text:style-name="T16">Information</text:span><text:span text:style-name="T16"><text:line-break/></text:span><text:span text:style-name="T16">Presentation</text:span><text:span text:style-name="T16"><text:line-break/></text:span><text:span text:style-name="T16">Facility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9cm" svg:height="1.218cm" svg:x="14.801cm" svg:y="20.2cm">
          <text:p text:style-name="P1"><text:span text:style-name="T16">Graphics</text:span><text:span text:style-name="T16"><text:line-break/></text:span><text:span text:style-name="T16">Engine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9cm" svg:height="1.218cm" svg:x="4.6cm" svg:y="15.964cm">
          <text:p text:style-name="P1"><text:span text:style-name="T16">File System</text:span><text:span text:style-name="T16"><text:line-break/></text:span><text:span text:style-name="T16">Mechanism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9cm" svg:height="1.218cm" svg:x="7.8cm" svg:y="15.964cm">
          <text:p text:style-name="P1"><text:span text:style-name="T16">Memory</text:span><text:span text:style-name="T16"><text:line-break/></text:span><text:span text:style-name="T16">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9cm" svg:height="1.218cm" svg:x="7.8cm" svg:y="17.964cm">
          <text:p text:style-name="P1"><text:span text:style-name="T16">Tasking/</text:span><text:span text:style-name="T16"><text:line-break/></text:span><text:span text:style-name="T16">Schedu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9cm" svg:height="1.218cm" svg:x="7.8cm" svg:y="20.1cm">
          <text:p text:style-name="P1"><text:span text:style-name="T16">Interprocess</text:span><text:span text:style-name="T16"><text:line-break/></text:span><text:span text:style-name="T16">Commun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9cm" svg:height="1.218cm" svg:x="4.601cm" svg:y="18cm">
          <text:p text:style-name="P1"><text:span text:style-name="T16">Exception</text:span><text:span text:style-name="T16"><text:line-break/></text:span><text:span text:style-name="T16">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2.799cm" svg:height="1.218cm" svg:x="4.7cm" svg:y="20.082cm">
          <text:p text:style-name="P1"><text:span text:style-name="T16">Session</text:span><text:span text:style-name="T16"><text:line-break/></text:span><text:span text:style-name="T16">Management</text:span></text:p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1.3cm" svg:y1="18.3cm" svg:x2="12.8cm" svg:y2="18.3cm">
          <text:p/>
        </draw:line>
        <draw:line draw:style-name="gr31" draw:text-style-name="P1" draw:layer="layout" svg:x1="11.1cm" svg:y1="7.9cm" svg:x2="11.1cm" svg:y2="10.9cm">
          <text:p/>
        </draw:line>
        <draw:line draw:style-name="gr31" draw:text-style-name="P1" draw:layer="layout" svg:x1="14.5cm" svg:y1="8cm" svg:x2="14.5cm" svg:y2="11cm">
          <text:p/>
        </draw:line>
        <draw:line draw:style-name="gr31" draw:text-style-name="P1" draw:layer="layout" svg:x1="17.9cm" svg:y1="8cm" svg:x2="17.9cm" svg:y2="10.9cm">
          <text:p/>
        </draw:line>
        <draw:line draw:style-name="gr31" draw:text-style-name="P1" draw:layer="layout" svg:x1="6.8cm" svg:y1="12.5cm" svg:x2="6.8cm" svg:y2="13.4cm">
          <text:p/>
        </draw:line>
        <draw:line draw:style-name="gr31" draw:text-style-name="P1" draw:layer="layout" svg:x1="7.9cm" svg:y1="12.5cm" svg:x2="7.9cm" svg:y2="15cm">
          <text:p/>
        </draw:line>
        <draw:line draw:style-name="gr31" draw:text-style-name="P1" draw:layer="layout" svg:x1="16.2cm" svg:y1="12.4cm" svg:x2="16.2cm" svg:y2="13.4cm">
          <text:p/>
        </draw:line>
        <draw:line draw:style-name="gr31" draw:text-style-name="P1" draw:layer="layout" svg:x1="18.1cm" svg:y1="12.4cm" svg:x2="18.1cm" svg:y2="15cm">
          <text:p/>
        </draw:line>
        <draw:line draw:style-name="gr31" draw:text-style-name="P1" draw:layer="layout" svg:x1="3.2cm" svg:y1="8cm" svg:x2="3.2cm" svg:y2="15.8cm">
          <text:p/>
        </draw:line>
      </draw:page>
      <draw:page draw:name="page9" draw:style-name="dp1" draw:master-page-name="Default">
        <draw:frame draw:style-name="gr7" draw:text-style-name="P7" draw:layer="layout" svg:width="11.935cm" svg:height="0.963cm" svg:x="1.686cm" svg:y="1.7cm">
          <draw:text-box>
            <text:p><text:span text:style-name="T5">OS/2 File System Mechanism</text:span></text:p>
          </draw:text-box>
        </draw:frame>
        <draw:frame draw:style-name="gr40" draw:text-style-name="P8" draw:layer="layout" svg:width="16.555cm" svg:height="0.963cm" svg:x="1.686cm" svg:y="20.793cm">
          <draw:text-box>
            <text:list text:style-name="L2">
              <text:list-item>
                <text:p><text:span text:style-name="T1">Based in OS/2 Warp 4.52 and eComStation 2.x</text:span></text:p>
              </text:list-item>
            </text:list>
          </draw:text-box>
        </draw:frame>
        <draw:g>
          <draw:custom-shape draw:name="Hadware" draw:style-name="gr11" draw:text-style-name="P2" xml:id="id19" draw:id="id19" draw:layer="layout" svg:width="14.43cm" svg:height="1.4cm" svg:x="2.07cm" svg:y="8cm">
            <text:p text:style-name="P1">File System Request Rout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xml:id="id18" draw:id="id18" draw:layer="layout" svg:width="14.63cm" svg:height="1.706cm" svg:x="2cm" svg:y="4.194cm">
            <text:p text:style-name="P1">File I/O API cal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xml:id="id10" draw:id="id10" draw:layer="layout" svg:width="2.7cm" svg:height="1.9cm" svg:x="2.4cm" svg:y="11.9cm">
            <text:p text:style-name="P1"><text:span text:style-name="T6">FA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xml:id="id12" draw:id="id12" draw:layer="layout" svg:width="2.7cm" svg:height="1.9cm" svg:x="5.9cm" svg:y="11.9cm">
            <text:p text:style-name="P1"><text:span text:style-name="T6">HPF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xml:id="id14" draw:id="id14" draw:layer="layout" svg:width="2.7cm" svg:height="1.9cm" svg:x="9.6cm" svg:y="11.9cm">
            <text:p text:style-name="P1"><text:span text:style-name="T6">JF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xml:id="id16" draw:id="id16" draw:layer="layout" svg:width="2.7cm" svg:height="1.9cm" svg:x="13.2cm" svg:y="11.9cm">
            <text:p text:style-name="P1"><text:span text:style-name="T6">Other</text:span><text:span text:style-name="T6"><text:line-break/></text:span><text:span text:style-name="T6">File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9" xml:id="id11" draw:id="id11" draw:layer="layout" svg:width="2.483cm" svg:height="1.361cm" svg:x="2.5cm" svg:y="15.539cm">
            <draw:text-box>
              <text:p><text:span text:style-name="T4">Physical </text:span></text:p>
              <text:p><text:span text:style-name="T4">device</text:span></text:p>
            </draw:text-box>
          </draw:frame>
          <draw:frame draw:style-name="gr24" draw:text-style-name="P19" xml:id="id13" draw:id="id13" draw:layer="layout" svg:width="2.483cm" svg:height="1.361cm" svg:x="6cm" svg:y="15.6cm">
            <draw:text-box>
              <text:p><text:span text:style-name="T4">Physical </text:span></text:p>
              <text:p><text:span text:style-name="T4">device</text:span></text:p>
            </draw:text-box>
          </draw:frame>
          <draw:frame draw:style-name="gr24" draw:text-style-name="P19" xml:id="id15" draw:id="id15" draw:layer="layout" svg:width="2.483cm" svg:height="1.361cm" svg:x="9.7cm" svg:y="15.54cm">
            <draw:text-box>
              <text:p><text:span text:style-name="T4">Physical </text:span></text:p>
              <text:p><text:span text:style-name="T4">device</text:span></text:p>
            </draw:text-box>
          </draw:frame>
          <draw:frame draw:style-name="gr24" draw:text-style-name="P19" xml:id="id17" draw:id="id17" draw:layer="layout" svg:width="2.483cm" svg:height="1.361cm" svg:x="13.317cm" svg:y="15.54cm">
            <draw:text-box>
              <text:p><text:span text:style-name="T4">Physical </text:span></text:p>
              <text:p><text:span text:style-name="T4">device</text:span></text:p>
            </draw:text-box>
          </draw:frame>
          <draw:connector draw:style-name="gr20" draw:text-style-name="P1" draw:layer="layout" svg:x1="3.75cm" svg:y1="13.8cm" svg:x2="3.741cm" svg:y2="15.539cm" draw:start-shape="id10" draw:start-glue-point="2" draw:end-shape="id11" draw:end-glue-point="0" svg:d="m3750 13800v932h-9v807">
            <text:p/>
          </draw:connector>
          <draw:connector draw:style-name="gr20" draw:text-style-name="P1" draw:layer="layout" svg:x1="7.25cm" svg:y1="13.8cm" svg:x2="7.241cm" svg:y2="15.6cm" draw:start-shape="id12" draw:start-glue-point="2" draw:end-shape="id13" draw:end-glue-point="0" svg:d="m7250 13800v963h-9v837">
            <text:p/>
          </draw:connector>
          <draw:connector draw:style-name="gr20" draw:text-style-name="P1" draw:layer="layout" svg:x1="10.95cm" svg:y1="13.8cm" svg:x2="10.941cm" svg:y2="15.54cm" draw:start-shape="id14" draw:start-glue-point="2" draw:end-shape="id15" draw:end-glue-point="0" svg:d="m10950 13800v933h-9v807">
            <text:p/>
          </draw:connector>
          <draw:connector draw:style-name="gr20" draw:text-style-name="P1" draw:layer="layout" svg:x1="14.55cm" svg:y1="13.8cm" svg:x2="14.558cm" svg:y2="15.54cm" draw:start-shape="id16" draw:start-glue-point="2" draw:end-shape="id17" draw:end-glue-point="0" svg:d="m14550 13800v933h8v807">
            <text:p/>
          </draw:connector>
          <draw:connector draw:style-name="gr20" draw:text-style-name="P1" draw:layer="layout" svg:x1="9.315cm" svg:y1="5.9cm" svg:x2="9.285cm" svg:y2="8cm" draw:start-shape="id18" draw:start-glue-point="2" draw:end-shape="id19" draw:end-glue-point="0" svg:d="m9315 5900v1100h-30v1000">
            <text:p/>
          </draw:connector>
          <draw:connector draw:style-name="gr20" draw:text-style-name="P1" draw:layer="layout" svg:x1="3.75cm" svg:y1="11.9cm" svg:x2="9.285cm" svg:y2="9.4cm" draw:start-shape="id10" draw:start-glue-point="0" draw:end-shape="id19" draw:end-glue-point="2" svg:d="m3750 11900v-1200h5535v-1300">
            <text:p/>
          </draw:connector>
          <draw:connector draw:style-name="gr20" draw:text-style-name="P1" draw:layer="layout" svg:x1="7.25cm" svg:y1="11.9cm" svg:x2="9.285cm" svg:y2="9.4cm" draw:start-shape="id12" draw:end-shape="id19" draw:end-glue-point="2" svg:d="m7250 11900v-1200h2035v-1300">
            <text:p/>
          </draw:connector>
          <draw:connector draw:style-name="gr20" draw:text-style-name="P1" draw:layer="layout" svg:x1="10.95cm" svg:y1="11.9cm" svg:x2="9.285cm" svg:y2="9.4cm" draw:start-shape="id14" draw:start-glue-point="0" draw:end-shape="id19" draw:end-glue-point="2" svg:d="m10950 11900v-1200h-1665v-1300">
            <text:p/>
          </draw:connector>
          <draw:connector draw:style-name="gr20" draw:text-style-name="P1" draw:layer="layout" svg:x1="14.55cm" svg:y1="11.9cm" svg:x2="9.285cm" svg:y2="9.4cm" draw:start-shape="id16" draw:start-glue-point="0" draw:end-shape="id19" draw:end-glue-point="2" svg:d="m14550 11900v-1200h-5265v-1300">
            <text:p/>
          </draw:connector>
        </draw:g>
      </draw:page>
      <draw:page draw:name="page10" draw:style-name="dp1" draw:master-page-name="Default">
        <draw:frame draw:style-name="gr7" draw:text-style-name="P7" draw:layer="layout" svg:width="11.935cm" svg:height="0.963cm" svg:x="1.686cm" svg:y="1.7cm">
          <draw:text-box>
            <text:p><text:span text:style-name="T5">Black-box view of OS/2 Architecture</text:span></text:p>
          </draw:text-box>
        </draw:frame>
        <draw:frame draw:style-name="gr41" draw:text-style-name="P8" draw:layer="layout" svg:width="16.555cm" svg:height="0.963cm" svg:x="1.686cm" svg:y="20.793cm">
          <draw:text-box>
            <text:list text:style-name="L2">
              <text:list-item>
                <text:p><text:span text:style-name="T1">Based in OS/2 Warp 4.52 and eComStation 2.x</text:span></text:p>
              </text:list-item>
            </text:list>
          </draw:text-box>
        </draw:frame>
        <draw:g>
          <draw:custom-shape draw:name="Hadware" draw:style-name="gr11" draw:text-style-name="P2" xml:id="id20" draw:id="id20" draw:layer="layout" svg:width="5.33cm" svg:height="1.4cm" svg:x="2.37cm" svg:y="9.2cm">
            <text:p text:style-name="P1">PM Subsystem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xml:id="id23" draw:id="id23" draw:layer="layout" svg:width="14.63cm" svg:height="1.706cm" svg:x="2.3cm" svg:y="5.394cm">
            <text:p text:style-name="P1">Application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xml:id="id21" draw:id="id21" draw:layer="layout" svg:width="14.4cm" svg:height="1.9cm" svg:x="2.5cm" svg:y="18.6cm">
            <text:p text:style-name="P1"><text:span text:style-name="T2">Hardwa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draw:layer="layout" svg:width="5.33cm" svg:height="1.4cm" svg:x="11.5cm" svg:y="9.175cm">
            <text:p text:style-name="P1">Subsystems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name="Hadware" draw:style-name="gr10" draw:text-style-name="P2" draw:layer="layout" svg:width="14.4cm" svg:height="5.6cm" svg:x="2.4cm" svg:y="11.7cm">
              <text:p text:style-name="P1"><text:span text:style-name="T2">Kerne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Hadware" draw:style-name="gr11" draw:text-style-name="P2" draw:layer="layout" svg:width="2.7cm" svg:height="1.9cm" svg:x="3.3cm" svg:y="14.9cm">
              <text:p text:style-name="P1"><text:span text:style-name="T2">Device </text:span><text:span text:style-name="T2"><text:line-break/></text:span><text:span text:style-name="T2">Dri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Hadware" draw:style-name="gr11" draw:text-style-name="P2" draw:layer="layout" svg:width="2.7cm" svg:height="1.9cm" svg:x="12.6cm" svg:y="14.9cm">
              <text:p text:style-name="P1"><text:span text:style-name="T2">Device </text:span><text:span text:style-name="T2"><text:line-break/></text:span><text:span text:style-name="T2">Driv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31" draw:text-style-name="P1" draw:layer="layout" svg:x1="2.37cm" svg:y1="9.9cm" svg:x2="2.5cm" svg:y2="19.55cm" draw:start-shape="id20" draw:start-glue-point="3" draw:end-shape="id21" svg:d="m2370 9900h-525v9650h655">
            <text:p/>
          </draw:connector>
          <draw:line draw:style-name="gr39" draw:text-style-name="P1" draw:layer="layout" svg:x1="4.4cm" svg:y1="16.9cm" svg:x2="4.4cm" svg:y2="18.7cm">
            <text:p/>
          </draw:line>
          <draw:line draw:style-name="gr39" draw:text-style-name="P1" draw:layer="layout" svg:x1="14cm" svg:y1="16.9cm" svg:x2="14cm" svg:y2="18.6cm">
            <text:p/>
          </draw:line>
          <draw:line draw:style-name="gr39" draw:text-style-name="P1" draw:layer="layout" svg:x1="3.6cm" svg:y1="10.6cm" svg:x2="3.6cm" svg:y2="11.9cm">
            <text:p/>
          </draw:line>
          <draw:line draw:style-name="gr39" draw:text-style-name="P1" draw:layer="layout" svg:x1="5.2cm" svg:y1="10.6cm" svg:x2="5.2cm" svg:y2="14.9cm">
            <text:p/>
          </draw:line>
          <draw:line draw:style-name="gr39" draw:text-style-name="P1" draw:layer="layout" svg:x1="12.4cm" svg:y1="10.7cm" svg:x2="12.4cm" svg:y2="11.9cm">
            <text:p/>
          </draw:line>
          <draw:line draw:style-name="gr39" draw:text-style-name="P1" draw:layer="layout" svg:x1="14.6cm" svg:y1="10.7cm" svg:x2="14.6cm" svg:y2="14.8cm">
            <text:p/>
          </draw:line>
          <draw:line draw:style-name="gr39" draw:text-style-name="P1" draw:layer="layout" svg:x1="4.6cm" svg:y1="7.2cm" svg:x2="4.6cm" svg:y2="9.2cm">
            <text:p/>
          </draw:line>
          <draw:line draw:style-name="gr39" draw:text-style-name="P1" draw:layer="layout" svg:x1="14.3cm" svg:y1="7.2cm" svg:x2="14.3cm" svg:y2="9.2cm">
            <text:p/>
          </draw:line>
          <draw:frame draw:style-name="gr42" xml:id="id22" draw:id="id22" draw:layer="layout" svg:width="2cm" svg:height="0.963cm" svg:x="8.6cm" svg:y="3cm">
            <draw:text-box>
              <text:p>User</text:p>
            </draw:text-box>
          </draw:frame>
          <draw:connector draw:style-name="gr31" draw:text-style-name="P1" draw:layer="layout" svg:x1="9.6cm" svg:y1="3.963cm" svg:x2="9.615cm" svg:y2="5.394cm" draw:start-shape="id22" draw:end-shape="id23" draw:end-glue-point="0" svg:d="m9600 3963v703h15v728">
            <text:p/>
          </draw:connector>
        </draw:g>
      </draw:page>
      <draw:page draw:name="page11" draw:style-name="dp1" draw:master-page-name="Default">
        <draw:frame draw:style-name="gr7" draw:text-style-name="P7" draw:layer="layout" svg:width="17.814cm" svg:height="0.963cm" svg:x="1.686cm" svg:y="1.7cm">
          <draw:text-box>
            <text:p><text:span text:style-name="T5">Detailed view of OS/2 Presentation Manager architecture</text:span></text:p>
          </draw:text-box>
        </draw:frame>
        <draw:frame draw:style-name="gr43" draw:text-style-name="P8" draw:layer="layout" svg:width="16.555cm" svg:height="0.963cm" svg:x="2.245cm" svg:y="27.737cm">
          <draw:text-box>
            <text:list text:style-name="L2">
              <text:list-item>
                <text:p><text:span text:style-name="T1">Based in OS/2 Warp 4.52 and eComStation 2.x</text:span></text:p>
              </text:list-item>
            </text:list>
          </draw:text-box>
        </draw:frame>
        <draw:g xml:id="id28" draw:id="id28">
          <draw:custom-shape draw:name="Hadware" draw:style-name="gr11" draw:text-style-name="P2" xml:id="id25" draw:id="id25" draw:layer="layout" svg:width="14.63cm" svg:height="1.706cm" svg:x="2.3cm" svg:y="5.394cm">
            <text:p text:style-name="P1">Applications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" draw:layer="layout" svg:x1="4.6cm" svg:y1="7.2cm" svg:x2="4.6cm" svg:y2="10.1cm">
            <text:p/>
          </draw:line>
          <draw:line draw:style-name="gr39" draw:text-style-name="P1" draw:layer="layout" svg:x1="14.3cm" svg:y1="7.2cm" svg:x2="14.3cm" svg:y2="10.2cm">
            <text:p/>
          </draw:line>
          <draw:frame draw:style-name="gr42" xml:id="id24" draw:id="id24" draw:layer="layout" svg:width="2.4cm" svg:height="0.963cm" svg:x="8.4cm" svg:y="3cm">
            <draw:text-box>
              <text:p>Users</text:p>
            </draw:text-box>
          </draw:frame>
          <draw:connector draw:style-name="gr31" draw:text-style-name="P1" draw:layer="layout" svg:x1="9.6cm" svg:y1="3.963cm" svg:x2="9.615cm" svg:y2="5.394cm" draw:start-shape="id24" draw:end-shape="id25" draw:end-glue-point="0" svg:d="m9600 3963v703h15v728">
            <text:p/>
          </draw:connector>
          <draw:line draw:style-name="gr44" draw:text-style-name="P1" draw:layer="layout" svg:x1="2.3cm" svg:y1="9.4cm" svg:x2="16.9cm" svg:y2="9.4cm">
            <text:p text:style-name="P1">PM API</text:p>
          </draw:line>
          <draw:custom-shape draw:name="Hadware" draw:style-name="gr45" draw:text-style-name="P2" draw:layer="layout" svg:width="14.63cm" svg:height="3.106cm" svg:x="2.27cm" svg:y="10.1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4" draw:text-style-name="P1" draw:layer="layout" svg:x1="2.299cm" svg:y1="14.5cm" svg:x2="16.899cm" svg:y2="14.5cm">
            <text:p text:style-name="P1">Engine Interface</text:p>
          </draw:line>
          <draw:line draw:style-name="gr44" draw:text-style-name="P1" draw:layer="layout" svg:x1="2.298cm" svg:y1="19.4cm" svg:x2="16.898cm" svg:y2="19.4cm">
            <text:p text:style-name="P1">Device Driver Interface</text:p>
          </draw:line>
          <draw:line draw:style-name="gr46" draw:text-style-name="P1" draw:layer="layout" svg:x1="2.297cm" svg:y1="24.1cm" svg:x2="16.897cm" svg:y2="24.1cm">
            <text:p/>
          </draw:line>
          <draw:custom-shape draw:name="Hadware" draw:style-name="gr45" draw:text-style-name="P2" draw:layer="layout" svg:width="14.63cm" svg:height="3.706cm" svg:x="2.37cm" svg:y="1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draw:layer="layout" svg:width="4.53cm" svg:height="1.306cm" svg:x="12.4cm" svg:y="19.994cm">
            <text:p text:style-name="P1"><text:span text:style-name="T17">Mouse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45" draw:text-style-name="P2" xml:id="id26" draw:id="id26" draw:layer="layout" svg:width="4.53cm" svg:height="1.306cm" svg:x="3.045cm" svg:y="19.9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draw:layer="layout" svg:width="4.53cm" svg:height="1.306cm" svg:x="2.37cm" svg:y="20.9cm">
            <text:p text:style-name="P1"><text:span text:style-name="T17">PM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xml:id="id27" draw:id="id27" draw:layer="layout" svg:width="4.53cm" svg:height="1.306cm" svg:x="7.67cm" svg:y="22.294cm">
            <text:p text:style-name="P1"><text:span text:style-name="T17">Kernel Device 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layer="layout" svg:width="3.038cm" svg:height="1.675cm" svg:x="17.4cm" svg:y="15.8cm">
            <draw:text-box>
              <text:p>Graphics</text:p>
              <text:p>Engine</text:p>
            </draw:text-box>
          </draw:frame>
          <draw:frame draw:style-name="gr24" draw:text-style-name="P16" draw:layer="layout" svg:width="2.589cm" svg:height="0.725cm" svg:x="2.6cm" svg:y="10.383cm">
            <draw:text-box>
              <text:p><text:span text:style-name="T7">Windowing</text:span></text:p>
            </draw:text-box>
          </draw:frame>
          <draw:frame draw:style-name="gr24" draw:text-style-name="P16" draw:layer="layout" svg:width="2.2cm" svg:height="0.725cm" svg:x="6.001cm" svg:y="10.384cm">
            <draw:text-box>
              <text:p><text:span text:style-name="T7">Graphics</text:span></text:p>
            </draw:text-box>
          </draw:frame>
          <draw:frame draw:style-name="gr24" draw:text-style-name="P16" draw:layer="layout" svg:width="1.488cm" svg:height="0.725cm" svg:x="9.601cm" svg:y="10.384cm">
            <draw:text-box>
              <text:p><text:span text:style-name="T7">AVIO</text:span></text:p>
            </draw:text-box>
          </draw:frame>
          <draw:frame draw:style-name="gr24" draw:text-style-name="P16" draw:layer="layout" svg:width="1.45cm" svg:height="0.725cm" svg:x="13.601cm" svg:y="10.384cm">
            <draw:text-box>
              <text:p><text:span text:style-name="T7">Input</text:span></text:p>
            </draw:text-box>
          </draw:frame>
          <draw:g>
            <draw:line draw:style-name="gr21" draw:text-style-name="P1" draw:layer="layout" svg:x1="12.6cm" svg:y1="10.3cm" svg:x2="12.6cm" svg:y2="11.1cm">
              <text:p/>
            </draw:line>
            <draw:line draw:style-name="gr21" draw:text-style-name="P1" draw:layer="layout" svg:x1="12.6cm" svg:y1="11cm" svg:x2="8.8cm" svg:y2="12.1cm">
              <text:p/>
            </draw:line>
            <draw:line draw:style-name="gr21" draw:text-style-name="P1" draw:layer="layout" svg:x1="8.9cm" svg:y1="12.1cm" svg:x2="10.2cm" svg:y2="12.1cm">
              <text:p/>
            </draw:line>
            <draw:line draw:style-name="gr21" draw:text-style-name="P1" draw:layer="layout" svg:x1="10.3cm" svg:y1="12.1cm" svg:x2="7.8cm" svg:y2="13.3cm">
              <text:p/>
            </draw:line>
            <draw:line draw:style-name="gr21" draw:text-style-name="P1" draw:layer="layout" svg:x1="2.3cm" svg:y1="11.2cm" svg:x2="6.5cm" svg:y2="12.2cm">
              <text:p/>
            </draw:line>
            <draw:line draw:style-name="gr21" draw:text-style-name="P1" draw:layer="layout" svg:x1="6.5cm" svg:y1="12.2cm" svg:x2="5cm" svg:y2="12.3cm">
              <text:p/>
            </draw:line>
            <draw:line draw:style-name="gr21" draw:text-style-name="P1" draw:layer="layout" svg:x1="5cm" svg:y1="12.3cm" svg:x2="7.7cm" svg:y2="13.4cm">
              <text:p/>
            </draw:line>
          </draw:g>
          <draw:line draw:style-name="gr39" draw:text-style-name="P1" draw:layer="layout" svg:x1="4.3cm" svg:y1="13.4cm" svg:x2="4.3cm" svg:y2="14.9cm">
            <text:p/>
          </draw:line>
          <draw:line draw:style-name="gr31" draw:text-style-name="P1" draw:layer="layout" svg:x1="5.6cm" svg:y1="16cm" svg:x2="8.2cm" svg:y2="16cm">
            <text:p/>
          </draw:line>
          <draw:line draw:style-name="gr31" draw:text-style-name="P1" draw:layer="layout" svg:x1="12.4cm" svg:y1="20.2cm" svg:x2="7.7cm" svg:y2="20.2cm">
            <text:p/>
          </draw:line>
          <draw:connector draw:style-name="gr31" draw:text-style-name="P1" draw:layer="layout" svg:x1="7.575cm" svg:y1="20.628cm" svg:x2="9.935cm" svg:y2="22.294cm" draw:start-shape="id26" draw:start-glue-point="1" draw:end-shape="id27" svg:d="m7575 20628h2360v1666">
            <text:p/>
          </draw:connector>
          <draw:line draw:style-name="gr31" draw:text-style-name="P1" draw:layer="layout" svg:x1="4.3cm" svg:y1="22.2cm" svg:x2="4.3cm" svg:y2="24.7cm">
            <text:p/>
          </draw:line>
          <draw:line draw:style-name="gr31" draw:text-style-name="P1" draw:layer="layout" svg:x1="8.3cm" svg:y1="23.6cm" svg:x2="8.3cm" svg:y2="24.4cm">
            <text:p/>
          </draw:line>
          <draw:line draw:style-name="gr21" draw:text-style-name="P1" draw:layer="layout" svg:x1="6.2cm" svg:y1="20cm" svg:x2="6.2cm" svg:y2="17.3cm">
            <text:p/>
          </draw:line>
          <draw:line draw:style-name="gr31" draw:text-style-name="P1" draw:layer="layout" svg:x1="6.2cm" svg:y1="17.3cm" svg:x2="7.8cm" svg:y2="17.3cm">
            <text:p/>
          </draw:line>
          <draw:line draw:style-name="gr21" draw:text-style-name="P1" draw:layer="layout" svg:x1="5.5cm" svg:y1="16.6cm" svg:x2="5.8cm" svg:y2="16.6cm">
            <text:p/>
          </draw:line>
          <draw:line draw:style-name="gr31" draw:text-style-name="P1" draw:layer="layout" svg:x1="5.8cm" svg:y1="16.6cm" svg:x2="5.8cm" svg:y2="19.9cm">
            <text:p/>
          </draw:line>
        </draw:g>
        <draw:custom-shape draw:name="Hadware" draw:style-name="gr11" draw:text-style-name="P2" draw:layer="layout" svg:width="2.7cm" svg:height="1.9cm" svg:x="2.9cm" svg:y="24.6cm">
          <text:p text:style-name="P1"><text:span text:style-name="T2">Devic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2" draw:layer="layout" svg:width="2.7cm" svg:height="1.9cm" svg:x="6.5cm" svg:y="24.575cm">
          <text:p text:style-name="P1"><text:span text:style-name="T2">Devic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20" draw:layer="layout" svg:width="2.7cm" svg:height="2.6cm" svg:x="2.8cm" svg:y="15.4cm">
          <text:p text:style-name="P1"><text:span text:style-name="T4">Function</text:span></text:p>
          <text:p text:style-name="P1"><text:span text:style-name="T4">Tabl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name="Hadware" draw:style-name="gr45" draw:text-style-name="P9" draw:layer="layout" svg:width="4.312cm" svg:height="1.4cm" svg:x="9cm" svg:y="1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45" draw:text-style-name="P9" draw:layer="layout" svg:width="4.312cm" svg:height="1.4cm" svg:x="8.3cm" svg:y="15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draw:layer="layout" svg:width="4.312cm" svg:height="1.4cm" svg:x="7.788cm" svg:y="16.5cm">
            <text:p text:style-name="P1"><text:span text:style-name="T6">Simul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1" draw:text-style-name="P1" draw:layer="layout" svg:x1="20.438cm" svg:y1="13.85cm" svg:x2="20.438cm" svg:y2="13.85cm" draw:start-shape="id28" draw:end-shape="id28" svg:d="m20438 13850v0">
          <text:p/>
        </draw:connector>
      </draw:page>
      <draw:page draw:name="page12" draw:style-name="dp1" draw:master-page-name="Default">
        <draw:custom-shape draw:name="Hadware" draw:style-name="gr11" draw:text-style-name="P2" draw:layer="layout" svg:width="17.3cm" svg:height="1.399cm" svg:x="2cm" svg:y="18.401cm">
          <text:p text:style-name="P1"><text:span text:style-name="T1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1.935cm" svg:height="1.675cm" svg:x="1.686cm" svg:y="1.7cm">
          <draw:text-box>
            <text:p><text:span text:style-name="T5">OS/2 Warp for the PowerPC with detailed Microkernel view. </text:span></text:p>
          </draw:text-box>
        </draw:frame>
        <draw:frame draw:style-name="gr47" draw:text-style-name="P8" draw:layer="layout" svg:width="16.555cm" svg:height="0.963cm" svg:x="1.686cm" svg:y="21.037cm">
          <draw:text-box>
            <text:list text:style-name="L2">
              <text:list-item>
                <text:p><text:span text:style-name="T1">Based in OS/2 Warp for PowerPC</text:span></text:p>
              </text:list-item>
            </text:list>
          </draw:text-box>
        </draw:frame>
        <draw:custom-shape draw:name="Hadware" draw:style-name="gr11" draw:text-style-name="P9" draw:layer="layout" svg:width="2.866cm" svg:height="4.3cm" svg:x="2.3cm" svg:y="8.8cm">
          <text:p text:style-name="P1"><text:span text:style-name="T6">DOS/</text:span></text:p>
          <text:p text:style-name="P1"><text:span text:style-name="T6">Win</text:span></text:p>
          <text:p text:style-name="P1"><text:span text:style-name="T6">(MVM)</text:span><text:span text:style-name="T6"><text:line-break/></text:span><text:span text:style-name="T6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" draw:layer="layout" svg:width="17.3cm" svg:height="1.8cm" svg:x="2cm" svg:y="3.8cm">
          <text:p text:style-name="P1"><text:span text:style-name="T1">Appli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48" draw:text-style-name="P2" draw:layer="layout" svg:width="17.33cm" svg:height="1.7cm" svg:x="1.97cm" svg:y="6.2cm">
          <text:p text:style-name="P1"><text:span text:style-name="T1">Workplace Shell User Interf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0" draw:text-style-name="P2" draw:layer="layout" svg:width="17.33cm" svg:height="4.3cm" svg:x="1.97cm" svg:y="13.7cm">
          <text:p text:style-name="P1"><text:span text:style-name="T1">IBM Micro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12" draw:text-style-name="P10" draw:layer="layout" svg:width="3.29cm" svg:height="1.5cm" svg:x="13.81cm" svg:y="14cm">
          <text:p text:style-name="P1"><text:span text:style-name="T7">Timer</text:span></text:p>
        </draw:ellipse>
        <draw:ellipse draw:style-name="gr12" draw:text-style-name="P10" draw:layer="layout" svg:width="2.97cm" svg:height="1.4cm" svg:x="2.4cm" svg:y="13.9cm">
          <text:p text:style-name="P1"><text:span text:style-name="T7">I/O</text:span></text:p>
          <text:p text:style-name="P1"><text:span text:style-name="T7">Services</text:span></text:p>
        </draw:ellipse>
        <draw:ellipse draw:style-name="gr12" draw:text-style-name="P10" draw:layer="layout" svg:width="4.2cm" svg:height="1.5cm" svg:x="4.1cm" svg:y="15.8cm">
          <text:p text:style-name="P1"><text:span text:style-name="T7">Task </text:span></text:p>
          <text:p text:style-name="P1"><text:span text:style-name="T7">Management</text:span></text:p>
        </draw:ellipse>
        <draw:ellipse draw:style-name="gr12" draw:text-style-name="P10" draw:layer="layout" svg:width="4.1cm" svg:height="1.5cm" svg:x="14.5cm" svg:y="16cm">
          <text:p text:style-name="P1"><text:span text:style-name="T7">Interrupt</text:span><text:span text:style-name="T7"><text:line-break/></text:span><text:span text:style-name="T7">Handler</text:span></text:p>
        </draw:ellipse>
        <draw:ellipse draw:style-name="gr12" draw:text-style-name="P10" draw:layer="layout" svg:width="3.1cm" svg:height="1.5cm" svg:x="9.5cm" svg:y="15.5cm">
          <text:p text:style-name="P1"><text:span text:style-name="T7">IPC</text:span></text:p>
        </draw:ellipse>
        <draw:g>
          <draw:custom-shape draw:name="Hadware" draw:style-name="gr11" draw:text-style-name="P9" draw:layer="layout" svg:width="2.866cm" svg:height="4.392cm" svg:x="6.234cm" svg:y="8.4cm">
            <text:p text:style-name="P1"><text:span text:style-name="T6">Device</text:span><text:span text:style-name="T6"><text:line-break/></text:span><text:span text:style-name="T6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draw:layer="layout" svg:width="2.866cm" svg:height="4.392cm" svg:x="5.968cm" svg:y="8.604cm">
            <text:p text:style-name="P1"><text:span text:style-name="T6">Device</text:span><text:span text:style-name="T6"><text:line-break/></text:span><text:span text:style-name="T6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draw:layer="layout" svg:width="2.866cm" svg:height="4.392cm" svg:x="5.709cm" svg:y="8.783cm">
            <text:p text:style-name="P1"><text:span text:style-name="T6">Device</text:span><text:span text:style-name="T6"><text:line-break/></text:span><text:span text:style-name="T6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Hadware" draw:style-name="gr11" draw:text-style-name="P9" draw:layer="layout" svg:width="2.866cm" svg:height="4.37cm" svg:x="10.025cm" svg:y="8.4cm">
            <text:p text:style-name="P1"><text:span text:style-name="T6">Device</text:span><text:span text:style-name="T6"><text:line-break/></text:span><text:span text:style-name="T6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draw:layer="layout" svg:width="2.866cm" svg:height="4.37cm" svg:x="9.759cm" svg:y="8.603cm">
            <text:p text:style-name="P1"><text:span text:style-name="T6">Device</text:span><text:span text:style-name="T6"><text:line-break/></text:span><text:span text:style-name="T6">Dri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draw:layer="layout" svg:width="2.866cm" svg:height="4.37cm" svg:x="9.5cm" svg:y="8.781cm">
            <text:p text:style-name="P1"><text:span text:style-name="T6">Other</text:span></text:p>
            <text:p text:style-name="P1"><text:span text:style-name="T6">Serve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Hadware" draw:style-name="gr11" draw:text-style-name="P9" draw:layer="layout" svg:width="2.6cm" svg:height="4.3cm" svg:x="13.5cm" svg:y="8.8cm">
            <text:p text:style-name="P1"><text:span text:style-name="T6">OS/2</text:span><text:span text:style-name="T6"><text:line-break/></text:span><text:span text:style-name="T6">Client</text:span></text:p>
            <text:p text:style-name="P1"><text:span text:style-name="T6">Librar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9" draw:layer="layout" svg:width="2.6cm" svg:height="4.3cm" svg:x="16.1cm" svg:y="8.8cm">
            <text:p text:style-name="P1"><text:span text:style-name="T6">OS/2</text:span><text:span text:style-name="T6"><text:line-break/></text:span><text:span text:style-name="T6">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1" draw:layer="layout" svg:width="4.727cm" svg:height="0.903cm" svg:x="13.9cm" svg:y="9.005cm">
            <draw:text-box>
              <text:p><text:span text:style-name="T3">OS/2 Personality</text:span></text:p>
            </draw:text-box>
          </draw:frame>
        </draw:g>
      </draw:page>
      <draw:page draw:name="page13" draw:style-name="dp1" draw:master-page-name="Default">
        <draw:ellipse draw:style-name="gr20" draw:text-style-name="P1" draw:layer="layout" svg:width="17.6cm" svg:height="12.5cm" svg:x="1.6cm" svg:y="5.1cm">
          <text:p/>
        </draw:ellipse>
        <draw:custom-shape draw:name="Hadware" draw:style-name="gr10" draw:text-style-name="P22" draw:layer="layout" svg:width="5.7cm" svg:height="9.799cm" svg:x="7.3cm" svg:y="6.001cm">
          <text:p text:style-name="P1"><text:span text:style-name="T18">S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1.935cm" svg:height="1.675cm" svg:x="1.686cm" svg:y="1.7cm">
          <draw:text-box>
            <text:p><text:span text:style-name="T5">SOM Language Neutrality Representation</text:span></text:p>
          </draw:text-box>
        </draw:frame>
        <draw:frame draw:style-name="gr50" draw:layer="layout" svg:width="5.7cm" svg:height="8.05cm" svg:x="13.7cm" svg:y="8.2cm">
          <draw:text-box>
            <text:p>C++</text:p>
            <text:p/>
            <text:p>SmallTalk</text:p>
            <text:p/>
            <text:p>COBOL</text:p>
            <text:p/>
            <text:p>C</text:p>
          </draw:text-box>
        </draw:frame>
        <draw:frame draw:style-name="gr51" draw:text-style-name="P23" draw:layer="layout" svg:width="4.3cm" svg:height="7.3cm" svg:x="2.8cm" svg:y="8.2cm">
          <draw:text-box>
            <text:p text:style-name="P23">C++</text:p>
            <text:p text:style-name="P23"/>
            <text:p text:style-name="P23">SmallTalk</text:p>
            <text:p text:style-name="P23"/>
            <text:p text:style-name="P23">COBOL</text:p>
            <text:p text:style-name="P23"/>
            <text:p text:style-name="P23">C</text:p>
          </draw:text-box>
        </draw:frame>
        <draw:line draw:style-name="gr52" draw:text-style-name="P1" draw:layer="layout" svg:x1="7.7cm" svg:y1="8.8cm" svg:x2="12.6cm" svg:y2="12.7cm">
          <text:p/>
        </draw:line>
        <draw:line draw:style-name="gr52" draw:text-style-name="P1" draw:layer="layout" svg:x1="7.699cm" svg:y1="8.799cm" svg:x2="12.5cm" svg:y2="11.4cm">
          <text:p/>
        </draw:line>
        <draw:line draw:style-name="gr52" draw:text-style-name="P1" draw:layer="layout" svg:x1="7.699cm" svg:y1="8.799cm" svg:x2="12.3cm" svg:y2="9.9cm">
          <text:p/>
        </draw:line>
        <draw:line draw:style-name="gr52" draw:text-style-name="P1" draw:layer="layout" svg:x1="7.699cm" svg:y1="8.799cm" svg:x2="12.4cm" svg:y2="8.8cm">
          <text:p/>
        </draw:line>
        <draw:line draw:style-name="gr52" draw:text-style-name="P1" draw:layer="layout" svg:x1="7.6cm" svg:y1="9.9cm" svg:x2="12.599cm" svg:y2="12.699cm">
          <text:p/>
        </draw:line>
        <draw:line draw:style-name="gr52" draw:text-style-name="P1" draw:layer="layout" svg:x1="7.6cm" svg:y1="11.3cm" svg:x2="12.599cm" svg:y2="12.699cm">
          <text:p/>
        </draw:line>
        <draw:line draw:style-name="gr52" draw:text-style-name="P1" draw:layer="layout" svg:x1="7.7cm" svg:y1="13cm" svg:x2="12.599cm" svg:y2="12.699cm">
          <text:p/>
        </draw:line>
        <draw:line draw:style-name="gr52" draw:text-style-name="P1" draw:layer="layout" svg:x1="7.6cm" svg:y1="9.8cm" svg:x2="12.4cm" svg:y2="9.9cm">
          <text:p/>
        </draw:line>
        <draw:line draw:style-name="gr52" draw:text-style-name="P1" draw:layer="layout" svg:x1="7.6cm" svg:y1="10cm" svg:x2="12.6cm" svg:y2="11.7cm">
          <text:p/>
        </draw:line>
        <draw:line draw:style-name="gr52" draw:text-style-name="P1" draw:layer="layout" svg:x1="7.8cm" svg:y1="11.6cm" svg:x2="12.4cm" svg:y2="8.9cm">
          <text:p/>
        </draw:line>
        <draw:line draw:style-name="gr52" draw:text-style-name="P1" draw:layer="layout" svg:x1="7.7cm" svg:y1="13cm" svg:x2="12.2cm" svg:y2="8.8cm">
          <text:p/>
        </draw:line>
        <draw:line draw:style-name="gr52" draw:text-style-name="P1" draw:layer="layout" svg:x1="7.8cm" svg:y1="11.4cm" svg:x2="12.5cm" svg:y2="11.6cm">
          <text:p/>
        </draw:line>
        <draw:line draw:style-name="gr52" draw:text-style-name="P1" draw:layer="layout" svg:x1="7.7cm" svg:y1="12.8cm" svg:x2="12.2cm" svg:y2="9.9cm">
          <text:p/>
        </draw:line>
        <draw:line draw:style-name="gr52" draw:text-style-name="P1" draw:layer="layout" svg:x1="7.8cm" svg:y1="12.8cm" svg:x2="12.5cm" svg:y2="11.6cm">
          <text:p/>
        </draw:line>
        <draw:frame draw:style-name="gr24" draw:layer="layout" svg:width="3.491cm" svg:height="1.675cm" svg:x="8.5cm" svg:y="13.4cm">
          <draw:text-box>
            <text:p>Language <text:line-break/>Neutrality</text:p>
          </draw:text-box>
        </draw:frame>
      </draw:page>
      <draw:page draw:name="page14" draw:style-name="dp1" draw:master-page-name="Default">
        <draw:rect draw:style-name="gr53" draw:text-style-name="P1" draw:layer="layout" svg:width="12cm" svg:height="19.161cm" svg:x="3.9cm" svg:y="3.339cm">
          <text:p text:style-name="P1">Set of Objects</text:p>
        </draw:rect>
        <draw:rect draw:style-name="gr53" draw:text-style-name="P1" draw:layer="layout" svg:width="10.339cm" svg:height="12.863cm" svg:x="4.811cm" svg:y="4.837cm">
          <text:p text:style-name="P1">Set of Classes</text:p>
        </draw:rect>
        <draw:rect draw:style-name="gr53" draw:text-style-name="P1" draw:layer="layout" svg:width="9.313cm" svg:height="6.751cm" svg:x="5.267cm" svg:y="6.149cm">
          <text:p text:style-name="P1">Set of Meta Classes</text:p>
        </draw:rect>
        <draw:frame draw:style-name="gr7" draw:text-style-name="P7" draw:layer="layout" svg:width="11.935cm" svg:height="0.963cm" svg:x="1.686cm" svg:y="1.7cm">
          <draw:text-box>
            <text:p><text:span text:style-name="T5">SOM – System Object Model</text:span></text:p>
          </draw:text-box>
        </draw:frame>
        <draw:circle draw:style-name="gr54" draw:text-style-name="P24" xml:id="id30" draw:id="id30" draw:layer="layout" svg:width="3.19cm" svg:height="3.19cm" svg:x="8.305cm" svg:y="9.337cm">
          <text:p text:style-name="P1"><text:span text:style-name="T19">SOMCLASS</text:span></text:p>
        </draw:circle>
        <draw:circle draw:style-name="gr55" draw:text-style-name="P6" xml:id="id32" draw:id="id32" draw:layer="layout" svg:width="3.19cm" svg:height="3.19cm" svg:x="11.115cm" svg:y="13.562cm">
          <text:p text:style-name="P1"><text:span text:style-name="T4">SOMObject</text:span></text:p>
        </draw:circle>
        <draw:circle draw:style-name="gr56" draw:text-style-name="P6" xml:id="id29" draw:id="id29" draw:layer="layout" svg:width="3.19cm" svg:height="3.19cm" svg:x="5.951cm" svg:y="13.486cm">
          <text:p text:style-name="P1"><text:span text:style-name="T4">Dog</text:span></text:p>
        </draw:circle>
        <draw:circle draw:style-name="gr57" draw:text-style-name="P6" xml:id="id31" draw:id="id31" draw:layer="layout" svg:width="3.19cm" svg:height="3.189cm" svg:x="5.343cm" svg:y="18.803cm">
          <text:p text:style-name="P1"><text:span text:style-name="T4">Fido</text:span></text:p>
        </draw:circle>
        <draw:connector draw:style-name="gr58" draw:text-style-name="P1" draw:layer="layout" draw:type="line" svg:x1="7.546cm" svg:y1="13.486cm" svg:x2="8.305cm" svg:y2="10.932cm" draw:start-shape="id29" draw:start-glue-point="0" draw:end-shape="id30" draw:end-glue-point="3" svg:d="m7546 13486 759-2554">
          <text:p/>
        </draw:connector>
        <draw:connector draw:style-name="gr58" draw:text-style-name="P1" draw:layer="layout" draw:type="line" svg:x1="6.938cm" svg:y1="18.803cm" svg:x2="7.546cm" svg:y2="16.676cm" draw:start-shape="id31" draw:end-shape="id29" svg:d="m6938 18803 608-2127">
          <text:p/>
        </draw:connector>
        <draw:connector draw:style-name="gr31" draw:text-style-name="P1" draw:layer="layout" draw:type="line" svg:x1="9.141cm" svg:y1="15.081cm" svg:x2="11.115cm" svg:y2="15.157cm" draw:start-shape="id29" draw:start-glue-point="1" draw:end-shape="id32" draw:end-glue-point="3" svg:d="m9141 15081 1974 76">
          <text:p/>
        </draw:connector>
        <draw:line draw:style-name="gr31" draw:text-style-name="P1" draw:layer="layout" svg:x1="11cm" svg:y1="11.9cm" svg:x2="11.875cm" svg:y2="13.866cm">
          <text:p/>
        </draw:line>
        <draw:connector draw:style-name="gr58" draw:text-style-name="P1" draw:layer="layout" draw:type="line" svg:x1="12.71cm" svg:y1="13.562cm" svg:x2="11.495cm" svg:y2="10.932cm" draw:start-shape="id32" draw:start-glue-point="0" draw:end-shape="id30" draw:end-glue-point="1" svg:d="m12710 13562-1215-2630">
          <text:p/>
        </draw:connector>
        <draw:rect draw:style-name="gr53" draw:text-style-name="P1" draw:layer="layout" svg:width="18.4cm" svg:height="4.851cm" svg:x="1cm" svg:y="23.249cm">
          <text:p text:style-name="P1">Legend</text:p>
        </draw:rect>
        <draw:circle draw:style-name="gr54" draw:text-style-name="P24" draw:layer="layout" svg:width="3.19cm" svg:height="3.19cm" svg:x="1.51cm" svg:y="24.4cm">
          <text:p text:style-name="P1"><text:span text:style-name="T19">Meta</text:span></text:p>
          <text:p text:style-name="P1"><text:span text:style-name="T19">Class</text:span></text:p>
        </draw:circle>
        <draw:circle draw:style-name="gr56" draw:text-style-name="P6" draw:layer="layout" svg:width="3.19cm" svg:height="3.19cm" svg:x="5.31cm" svg:y="24.41cm">
          <text:p text:style-name="P1"><text:span text:style-name="T4">class</text:span></text:p>
        </draw:circle>
        <draw:circle draw:style-name="gr57" draw:text-style-name="P6" draw:layer="layout" svg:width="3.19cm" svg:height="3.189cm" svg:x="9.21cm" svg:y="24.3cm">
          <text:p text:style-name="P1"><text:span text:style-name="T4">Single</text:span><text:span text:style-name="T4"><text:line-break/></text:span><text:span text:style-name="T4">Object</text:span></text:p>
        </draw:circle>
        <draw:line draw:style-name="gr31" draw:text-style-name="P1" draw:layer="layout" svg:x1="14.2cm" svg:y1="24.2cm" svg:x2="17.6cm" svg:y2="24.2cm">
          <text:p/>
        </draw:line>
        <draw:line draw:style-name="gr58" draw:text-style-name="P1" draw:layer="layout" svg:x1="14.1cm" svg:y1="26.4cm" svg:x2="17.5cm" svg:y2="26.4cm">
          <text:p/>
        </draw:line>
        <draw:frame draw:style-name="gr59" draw:layer="layout" svg:width="4.3cm" svg:height="1.15cm" svg:x="13.9cm" svg:y="24.35cm">
          <draw:text-box>
            <text:p>Subclass-of</text:p>
          </draw:text-box>
        </draw:frame>
        <draw:frame draw:style-name="gr59" draw:layer="layout" svg:width="4.3cm" svg:height="1.15cm" svg:x="13.9cm" svg:y="26.65cm">
          <draw:text-box>
            <text:p>Instance-of</text:p>
          </draw:text-box>
        </draw:frame>
        <draw:path draw:style-name="gr58" draw:text-style-name="P1" draw:layer="layout" svg:width="1.863cm" svg:height="1.536cm" svg:x="9.038cm" svg:y="7.963cm" svg:viewBox="0 0 1864 1537" svg:d="m262 1436c400 1-499-99-200-799 347-811 459-627 1100-600 769 34 700 600 700 600l-399 900">
          <text:p/>
        </draw:path>
        <draw:frame draw:style-name="gr60" draw:layer="layout" svg:width="19.5cm" svg:height="1.676cm" svg:x="1cm" svg:y="28.724cm">
          <draw:text-box>
            <text:p>Reference: IBM's Overview of SOM (August 1995)</text:p>
            <text:p/>
          </draw:text-box>
        </draw:frame>
      </draw:page>
      <draw:page draw:name="page15" draw:style-name="dp1" draw:master-page-name="Default">
        <draw:custom-shape draw:name="Hadware" draw:style-name="gr11" draw:text-style-name="P2" xml:id="id37" draw:id="id37" draw:layer="layout" svg:width="4.98cm" svg:height="0.956cm" svg:x="7.92cm" svg:y="1.344cm">
          <text:p text:style-name="P1">SOMObj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22" xml:id="id36" draw:id="id36" draw:layer="layout" svg:width="3.98cm" svg:height="1.6cm" svg:x="1.22cm" svg:y="4.2cm">
          <text:p text:style-name="P1"><text:span text:style-name="T11">CosStream::</text:span><text:span text:style-name="T11"><text:line-break/></text:span><text:span text:style-name="T11">Stream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22" xml:id="id35" draw:id="id35" draw:layer="layout" svg:width="3.98cm" svg:height="1.6cm" svg:x="1.12cm" svg:y="7.4cm">
          <text:p text:style-name="P1"><text:span text:style-name="T11">SOMStream::</text:span><text:span text:style-name="T11"><text:line-break/></text:span><text:span text:style-name="T11">Stream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Hadware" draw:style-name="gr11" draw:text-style-name="P22" xml:id="id34" draw:id="id34" draw:layer="layout" svg:width="5.9cm" svg:height="1cm" svg:x="1cm" svg:y="10.6cm">
          <text:p text:style-name="P1"><text:span text:style-name="T11">OptimizeStream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3" draw:id="id33">
          <draw:custom-shape draw:name="Hadware" draw:style-name="gr11" draw:text-style-name="P22" draw:layer="layout" svg:width="3.9cm" svg:height="1cm" svg:x="1cm" svg:y="13cm">
            <text:p text:style-name="P1"><text:span text:style-name="T11">Trans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draw:layer="layout" svg:width="3.9cm" svg:height="10.3cm" svg:x="1cm" svg:y="14cm">
            <text:p text:style-name="P25"><text:span text:style-name="T20">init_transport</text:span></text:p>
            <text:p text:style-name="P25"><text:span text:style-name="T20">set_data_formats</text:span></text:p>
            <text:p text:style-name="P25"><text:span text:style-name="T20">read_chars</text:span></text:p>
            <text:p text:style-name="P25"><text:span text:style-name="T20">write_chars</text:span></text:p>
            <text:p text:style-name="P25"><text:span text:style-name="T20">read_octets</text:span></text:p>
            <text:p text:style-name="P25"><text:span text:style-name="T20">write_octets</text:span></text:p>
            <text:p text:style-name="P25"><text:span text:style-name="T20">read_shorts</text:span></text:p>
            <text:p text:style-name="P25"><text:span text:style-name="T20">write_shorts</text:span></text:p>
            <text:p text:style-name="P25"><text:span text:style-name="T20">read_longs</text:span></text:p>
            <text:p text:style-name="P25"><text:span text:style-name="T20">write_longs</text:span></text:p>
            <text:p text:style-name="P25"><text:span text:style-name="T20">read_ushorts</text:span></text:p>
            <text:p text:style-name="P25"><text:span text:style-name="T20">wriite_ushorts</text:span></text:p>
            <text:p text:style-name="P25"><text:span text:style-name="T20">read_ulongs</text:span></text:p>
            <text:p text:style-name="P25"><text:span text:style-name="T20">write_ulongs</text:span></text:p>
            <text:p text:style-name="P25"><text:span text:style-name="T20">read_booleans</text:span></text:p>
            <text:p text:style-name="P25"><text:span text:style-name="T20">write_booleans</text:span></text:p>
            <text:p text:style-name="P25"><text:span text:style-name="T20">read_floats</text:span></text:p>
            <text:p text:style-name="P25"><text:span text:style-name="T20">write_floats</text:span></text:p>
            <text:p text:style-name="P25"><text:span text:style-name="T20">read_doubles</text:span></text:p>
            <text:p text:style-name="P25"><text:span text:style-name="T20">write_doubl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1" draw:text-style-name="P1" draw:layer="layout" svg:x1="2.95cm" svg:y1="13cm" svg:x2="3.95cm" svg:y2="11.6cm" draw:start-shape="id33" draw:start-glue-point="0" draw:end-shape="id34" draw:end-glue-point="2" svg:d="m2950 13000v-650h1000v-750">
          <text:p/>
        </draw:connector>
        <draw:connector draw:style-name="gr31" draw:text-style-name="P1" draw:layer="layout" svg:x1="3.95cm" svg:y1="10.6cm" svg:x2="3.11cm" svg:y2="9cm" draw:start-shape="id34" draw:start-glue-point="0" draw:end-shape="id35" svg:d="m3950 10600v-750h-840v-850">
          <text:p/>
        </draw:connector>
        <draw:connector draw:style-name="gr31" draw:text-style-name="P1" draw:layer="layout" svg:x1="3.11cm" svg:y1="7.4cm" svg:x2="3.21cm" svg:y2="5.8cm" draw:start-shape="id35" draw:start-glue-point="0" draw:end-shape="id36" svg:d="m3110 7400v-750h100v-850">
          <text:p/>
        </draw:connector>
        <draw:connector draw:style-name="gr31" draw:text-style-name="P1" draw:layer="layout" svg:x1="3.21cm" svg:y1="4.2cm" svg:x2="10.41cm" svg:y2="2.3cm" draw:start-shape="id36" draw:start-glue-point="0" draw:end-shape="id37" draw:end-glue-point="2" svg:d="m3210 4200v-900h7200v-1000">
          <text:p/>
        </draw:connector>
        <draw:custom-shape draw:name="Hadware" draw:style-name="gr11" draw:text-style-name="P22" xml:id="id38" draw:id="id38" draw:layer="layout" svg:width="3.98cm" svg:height="1.6cm" svg:x="6cm" svg:y="4.1cm">
          <text:p text:style-name="P1"><text:span text:style-name="T11">somf_</text:span><text:span text:style-name="T11"><text:line-break/></text:span><text:span text:style-name="T11">MLink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1" draw:layer="layout" draw:line-skew="3.3cm" svg:x1="2.95cm" svg:y1="13cm" svg:x2="7.99cm" svg:y2="5.7cm" draw:start-shape="id33" draw:end-shape="id38" draw:end-glue-point="2" svg:d="m2950 13000v-300h5040v-7000">
          <text:p/>
        </draw:connector>
        <draw:connector draw:style-name="gr31" draw:text-style-name="P1" draw:layer="layout" svg:x1="7.99cm" svg:y1="4.1cm" svg:x2="10.41cm" svg:y2="2.3cm" draw:start-shape="id38" draw:start-glue-point="0" draw:end-shape="id37" draw:end-glue-point="2" svg:d="m7990 4100v-850h2420v-950">
          <text:p/>
        </draw:connector>
        <draw:g>
          <draw:custom-shape draw:name="Hadware" draw:style-name="gr11" draw:text-style-name="P22" draw:layer="layout" svg:width="3.9cm" svg:height="1.56cm" svg:x="10.3cm" svg:y="4.1cm">
            <text:p text:style-name="P1"><text:span text:style-name="T11">Encoder</text:span><text:span text:style-name="T11"><text:line-break/></text:span><text:span text:style-name="T11">Deco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draw:layer="layout" svg:width="3.9cm" svg:height="2.34cm" svg:x="10.3cm" svg:y="5.66cm">
            <text:p text:style-name="P25"><text:span text:style-name="T20">unique_pdu_ref</text:span></text:p>
            <text:p text:style-name="P25"><text:span text:style-name="T20">encode</text:span></text:p>
            <text:p text:style-name="P25"><text:span text:style-name="T20">de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name="Hadware" draw:style-name="gr11" draw:text-style-name="P22" draw:layer="layout" svg:width="3.9cm" svg:height="1.56cm" svg:x="11.3cm" svg:y="9.3cm">
            <text:p text:style-name="P1"><text:span text:style-name="T11">Pending</text:span></text:p>
            <text:p text:style-name="P1"><text:span text:style-name="T11">Alloc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Hadware" draw:style-name="gr11" draw:text-style-name="P2" draw:layer="layout" svg:width="3.9cm" svg:height="2.34cm" svg:x="11.3cm" svg:y="10.86cm">
            <text:p text:style-name="P25"><text:span text:style-name="T20">get_state_info_pt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name="Hadware" draw:style-name="gr11" draw:text-style-name="P22" draw:layer="layout" svg:width="3.3cm" svg:height="1.56cm" svg:x="14.6cm" svg:y="4.1cm">
              <text:p text:style-name="P1"><text:span text:style-name="T11">Memory</text:span><text:span text:style-name="T11"><text:line-break/></text:span><text:span text:style-name="T11">Poo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name="Hadware" draw:style-name="gr11" draw:text-style-name="P2" draw:layer="layout" svg:width="3.3cm" svg:height="2.34cm" svg:x="14.6cm" svg:y="5.66cm">
              <text:p text:style-name="P25"><text:span text:style-name="T20">init</text:span></text:p>
              <text:p text:style-name="P25"><text:span text:style-name="T20">get_stg</text:span></text:p>
              <text:p text:style-name="P25"><text:span text:style-name="T20">free_s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16" draw:style-name="dp1" draw:master-page-name="Default">
        <draw:frame draw:style-name="gr61" draw:text-style-name="P19" draw:layer="layout" svg:width="16.719cm" svg:height="16.064cm" svg:x="2.381cm" svg:y="7.8cm">
          <draw:text-box>
            <text:list text:style-name="L3">
              <text:list-item>
                <text:p><text:span text:style-name="T4">Generated after IBM OS/2 Documentation</text:span></text:p>
              </text:list-item>
              <text:list-item>
                <text:p><text:span text:style-name="T21">OS/2 Architecture, A Programmer's Overview by Scott E. Garfinkle</text:span></text:p>
              </text:list-item>
              <text:list-item>
                <text:p><text:span text:style-name="T21">Designing High-Powdered OS/2 Warp Applications: The Anatomy of Multithreaded Programs by David E. Reich</text:span></text:p>
              </text:list-item>
              <text:list-item>
                <text:p><text:span text:style-name="T21">Shared under Creative Commons Attribution-ShareAlike License.</text:span></text:p>
              </text:list-item>
            </text:list>
          </draw:text-box>
        </draw:frame>
        <draw:frame draw:style-name="gr62" draw:text-style-name="P26" draw:layer="layout" svg:width="17.099cm" svg:height="4.874cm" svg:x="2.401cm" svg:y="1.826cm">
          <draw:text-box>
            <text:p><text:span text:style-name="T22">Refere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C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layer="backgroundobjects" svg:width="17.099cm" svg:height="1.204cm" svg:x="1.95cm" svg:y="2.105cm">
        <draw:text-box>
          <text:p/>
        </draw:text-box>
      </draw:frame>
      <draw:frame draw:style-name="Mgr1" draw:layer="backgroundobjects" svg:width="16.719cm" svg:height="1.204cm" svg:x="1.95cm" svg:y="7.481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8T10:48:31.41</meta:creation-date>
    <dc:date>2014-02-24T12:17:52.09</dc:date>
    <meta:editing-duration>PT15H35M45S</meta:editing-duration>
    <meta:editing-cycles>88</meta:editing-cycles>
    <meta:generator>OpenOffice/4.0.1$Win32 OpenOffice.org_project/401m5$Build-9714</meta:generator>
    <meta:document-statistic meta:object-count="406"/>
  </office:meta>
</office:document-meta>
</file>